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53.94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41.24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93.71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76.14pt"/>
    </style:style>
    <style:style style:name="co18" style:family="table-column">
      <style:table-column-properties fo:break-before="auto" style:column-width="74.61pt"/>
    </style:style>
    <style:style style:name="co19" style:family="table-column">
      <style:table-column-properties fo:break-before="auto" style:column-width="68.29pt"/>
    </style:style>
    <style:style style:name="co20" style:family="table-column">
      <style:table-column-properties fo:break-before="auto" style:column-width="94.45pt"/>
    </style:style>
    <style:style style:name="co21" style:family="table-column">
      <style:table-column-properties fo:break-before="auto" style:column-width="73.84pt"/>
    </style:style>
    <style:style style:name="co22" style:family="table-column">
      <style:table-column-properties fo:break-before="auto" style:column-width="42.04pt"/>
    </style:style>
    <style:style style:name="co23" style:family="table-column">
      <style:table-column-properties fo:break-before="auto" style:column-width="70.61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51.59pt"/>
    </style:style>
    <style:style style:name="co26" style:family="table-column">
      <style:table-column-properties fo:break-before="auto" style:column-width="76.99pt"/>
    </style:style>
    <style:style style:name="co27" style:family="table-column">
      <style:table-column-properties fo:break-before="auto" style:column-width="75.4pt"/>
    </style:style>
    <style:style style:name="co28" style:family="table-column">
      <style:table-column-properties fo:break-before="auto" style:column-width="57.1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Annual_20_Stats">
      <style:table-properties table:display="true" style:writing-mode="lr-tb"/>
    </style:style>
    <style:style style:name="ta2" style:family="table" style:master-page-name="PageStyle_5f_Fare_20_Chang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5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ual 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number-columns-repeated="996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8" table:number-rows-spanned="1">
            <text:p>fleet</text:p>
          </table:table-cell>
          <table:covered-table-cell table:number-columns-repeated="6" table:style-name="ce10"/>
          <table:covered-table-cell table:style-name="ce13"/>
          <table:table-cell table:style-name="ce14" office:value-type="string" calcext:value-type="string" table:number-columns-spanned="3" table:number-rows-spanned="1">
            <text:p>employees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service</text:p>
          </table:table-cell>
          <table:covered-table-cell table:number-columns-repeated="2"/>
          <table:table-cell table:style-name="ce24" office:value-type="string" calcext:value-type="string" table:number-columns-spanned="9" table:number-rows-spanned="1">
            <text:p>operating revenues</text:p>
          </table:table-cell>
          <table:covered-table-cell table:number-columns-repeated="7" table:style-name="ce10"/>
          <table:covered-table-cell table:style-name="ce13"/>
          <table:table-cell table:style-name="ce11" office:value-type="string" calcext:value-type="string" table:number-columns-spanned="2" table:number-rows-spanned="1">
            <text:p>operating expenses</text:p>
          </table:table-cell>
          <table:covered-table-cell table:style-name="ce13"/>
          <table:table-cell table:style-name="ce35"/>
          <table:table-cell table:style-name="ce34"/>
          <table:table-cell table:style-name="ce42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2" table:number-rows-spanned="1">
            <text:p>meta</text:p>
          </table:table-cell>
          <table:covered-table-cell table:style-name="ce6"/>
          <table:table-cell table:style-name="ce1"/>
          <table:table-cell table:style-name="ce11" office:value-type="string" calcext:value-type="string" table:number-columns-spanned="3" table:number-rows-spanned="1">
            <text:p>Bus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3" table:number-rows-spanned="1">
            <text:p>Rail</text:p>
          </table:table-cell>
          <table:covered-table-cell table:style-name="ce10"/>
          <table:covered-table-cell table:style-name="ce13"/>
          <table:table-cell table:style-name="ce11" office:value-type="string" calcext:value-type="string">
            <text:p>boat</text:p>
          </table:table-cell>
          <table:table-cell table:style-name="ce11" office:value-type="string" calcext:value-type="string" table:number-columns-spanned="2" table:number-rows-spanned="1">
            <text:p>operators</text:p>
          </table:table-cell>
          <table:covered-table-cell table:style-name="ce13"/>
          <table:table-cell table:style-name="ce11"/>
          <table:table-cell table:style-name="ce20" office:value-type="string" calcext:value-type="string" table:number-columns-spanned="2" table:number-rows-spanned="1">
            <text:p>passenger trips</text:p>
          </table:table-cell>
          <table:covered-table-cell table:style-name="ce13"/>
          <table:table-cell table:style-name="ce23" office:value-type="string" calcext:value-type="string">
            <text:p>provision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 table:number-columns-spanned="3" table:number-rows-spanned="1">
            <text:p>income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5" table:number-rows-spanned="1">
            <text:p>subsidy</text:p>
          </table:table-cell>
          <table:covered-table-cell table:number-columns-repeated="3" table:style-name="ce10"/>
          <table:covered-table-cell table:style-name="ce13"/>
          <table:table-cell table:style-name="ce33" office:value-type="string" calcext:value-type="string">
            <text:p>total</text:p>
          </table:table-cell>
          <table:table-cell table:style-name="ce11" office:value-type="string" calcext:value-type="string">
            <text:p>wages, etc.</text:p>
          </table:table-cell>
          <table:table-cell table:style-name="ce11" office:value-type="string" calcext:value-type="string" table:number-columns-spanned="2" table:number-rows-spanned="1">
            <text:p>derived variables</text:p>
          </table:table-cell>
          <table:covered-table-cell table:style-name="ce13"/>
          <table:table-cell table:style-name="ce42" table:number-columns-repeated="3"/>
          <table:table-cell table:number-columns-repeated="992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Trolley</text:p>
          </table:table-cell>
          <table:table-cell table:style-name="ce1" office:value-type="string" calcext:value-type="string">
            <text:p>Wheel-Trans</text:p>
          </table:table-cell>
          <table:table-cell table:style-name="ce1" office:value-type="string" calcext:value-type="string">
            <text:p>Streetcar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SRT</text:p>
          </table:table-cell>
          <table:table-cell table:style-name="ce1" office:value-type="string" calcext:value-type="string">
            <text:p>Ferry</text:p>
          </table:table-cell>
          <table:table-cell table:style-name="ce15" office:value-type="string" calcext:value-type="string">
            <text:p>full-time</text:p>
          </table:table-cell>
          <table:table-cell table:style-name="ce1" office:value-type="string" calcext:value-type="string">
            <text:p>part-time</text:p>
          </table:table-cell>
          <table:table-cell table:style-name="ce1" office:value-type="string" calcext:value-type="string">
            <text:p>total</text:p>
          </table:table-cell>
          <table:table-cell table:style-name="ce21" office:value-type="string" calcext:value-type="string">
            <text:p>unlinked</text:p>
          </table:table-cell>
          <table:table-cell table:style-name="ce22" office:value-type="string" calcext:value-type="string">
            <text:p>revenue passengers</text:p>
          </table:table-cell>
          <table:table-cell table:style-name="ce2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office:annotation draw:style-name="gr1" draw:text-style-name="P2" svg:width="297.67pt" svg:height="44.99pt" svg:x="1116.74pt" svg:y="61.51pt" draw:caption-point-x="-11.54pt" draw:caption-point-y="-23.75pt">
              <dc:date>2020-04-10T00:00:00</dc:date>
              <text:p text:style-name="P1">Also known as "passenger services"</text:p>
              <text:p text:style-name="P1"><text:tab/>-Nate Wessel</text:p>
            </office:annotation>
            <text:p>fares</text:p>
          </table:table-cell>
          <table:table-cell table:style-name="ce1" office:value-type="string" calcext:value-type="string">
            <office:annotation draw:style-name="gr1" draw:text-style-name="P2" svg:width="315.04pt" svg:height="44.99pt" svg:x="1179.5pt" svg:y="61.51pt" draw:caption-point-x="-11.54pt" draw:caption-point-y="-23.75pt">
              <dc:date>2020-04-10T00:00:00</dc:date>
              <text:p text:style-name="P1">e.g. property rental income, interest, advertising</text:p>
              <text:p text:style-name="P1"><text:tab/>-Nate Wessel</text:p>
            </office:annotation>
            <text:p>othe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unicipal</text:p>
            <text:p/>
          </table:table-cell>
          <table:table-cell table:style-name="ce1" office:value-type="string" calcext:value-type="string">
            <office:annotation draw:style-name="gr1" draw:text-style-name="P2" svg:width="308.75pt" svg:height="44.99pt" svg:x="1414.4pt" svg:y="61.51pt" draw:caption-point-x="-11.54pt" draw:caption-point-y="-23.75pt">
              <dc:date>2020-04-10T00:00:00</dc:date>
              <text:p text:style-name="P1">e.g. "debenture debt payments, senior citizens' fare subsidy and maintenance of transit shelters"</text:p>
              <text:p text:style-name="P1"><text:tab/>-Nate Wessel</text:p>
            </office:annotation>
            <text:p>other muni.</text:p>
          </table:table-cell>
          <table:table-cell table:style-name="ce1" office:value-type="string" calcext:value-type="string">
            <text:p>provincial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34"/>
          <table:table-cell table:style-name="ce1" office:value-type="string" calcext:value-type="string">
            <text:p>recovery ratio</text:p>
          </table:table-cell>
          <table:table-cell table:style-name="ce1" office:value-type="string" calcext:value-type="string">
            <text:p>average fare</text:p>
          </table:table-cell>
          <table:table-cell table:style-name="ce42" table:number-columns-repeated="3"/>
          <table:table-cell table:number-columns-repeated="992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4]+[.E4]+[.G4]+[.H4]" office:value-type="float" office:value="1751" calcext:value-type="float">
            <text:p>1,751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82228000" calcext:value-type="float">
            <text:p>282,228,000</text:p>
          </table:table-cell>
          <table:table-cell table:style-name="ce18"/>
          <table:table-cell table:style-name="ce25" table:formula="of:=[.R4]+[.U4]" office:value-type="currency" office:value="41222115" calcext:value-type="currency">
            <text:p>$41,222,115</text:p>
          </table:table-cell>
          <table:table-cell table:style-name="ce26" office:value-type="currency" office:value="41222115" calcext:value-type="currency">
            <text:p>$41,222,115</text:p>
          </table:table-cell>
          <table:table-cell table:style-name="ce25" office:value-type="currency" office:value="39752478" calcext:value-type="currency">
            <text:p>$39,752,478</text:p>
          </table:table-cell>
          <table:table-cell table:style-name="ce25" table:formula="of:=[.R4]-[.S4]" office:value-type="currency" office:value="1469637" calcext:value-type="currency">
            <text:p>$1,469,637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37757875" calcext:value-type="currency">
            <text:p>$37,757,875</text:p>
          </table:table-cell>
          <table:table-cell table:style-name="ce26" office:value-type="currency" office:value="25266893" calcext:value-type="currency">
            <text:p>$25,266,893</text:p>
          </table:table-cell>
          <table:table-cell table:style-name="ce36" table:formula="of:=[.R4]/[.Z4]" office:value-type="percentage" office:value="1.091748807368" calcext:value-type="percentage">
            <text:p>109.17%</text:p>
          </table:table-cell>
          <table:table-cell table:style-name="ce39" table:formula="of:=[.S4]/[.O4]" office:value-type="currency" office:currency="USD" office:value="0.140852353416387" calcext:value-type="currency">
            <text:p>$0.1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1" calcext:value-type="float">
            <text:p>196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5]+[.E5]+[.G5]+[.H5]" office:value-type="float" office:value="1695" calcext:value-type="float">
            <text:p>1,695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67582600" calcext:value-type="float">
            <text:p>267,582,600</text:p>
          </table:table-cell>
          <table:table-cell table:style-name="ce18"/>
          <table:table-cell table:style-name="ce25" table:formula="of:=[.R5]+[.U5]" office:value-type="currency" office:value="40620852" calcext:value-type="currency">
            <text:p>$40,620,852</text:p>
          </table:table-cell>
          <table:table-cell table:style-name="ce26" office:value-type="currency" office:value="40620852" calcext:value-type="currency">
            <text:p>$40,620,852</text:p>
          </table:table-cell>
          <table:table-cell table:style-name="ce25" office:value-type="currency" office:value="39340172" calcext:value-type="currency">
            <text:p>$39,340,172</text:p>
          </table:table-cell>
          <table:table-cell table:style-name="ce25" table:formula="of:=[.R5]-[.S5]" office:value-type="currency" office:value="1280680" calcext:value-type="currency">
            <text:p>$1,280,680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37995083" calcext:value-type="currency">
            <text:p>$37,995,083</text:p>
          </table:table-cell>
          <table:table-cell table:style-name="ce26" office:value-type="currency" office:value="25580290" calcext:value-type="currency">
            <text:p>$25,580,290</text:p>
          </table:table-cell>
          <table:table-cell table:style-name="ce36" table:formula="of:=[.R5]/[.Z5]" office:value-type="percentage" office:value="1.06910812643836" calcext:value-type="percentage">
            <text:p>106.91%</text:p>
          </table:table-cell>
          <table:table-cell table:style-name="ce39" table:formula="of:=[.S5]/[.O5]" office:value-type="currency" office:currency="USD" office:value="0.147020665768253" calcext:value-type="currency">
            <text:p>$0.1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2" calcext:value-type="float">
            <text:p>196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6]+[.E6]+[.G6]+[.H6]" office:value-type="float" office:value="1737" calcext:value-type="float">
            <text:p>1,737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172" calcext:value-type="float">
            <text:p>17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560" calcext:value-type="float">
            <text:p>5,560</text:p>
          </table:table-cell>
          <table:table-cell table:style-name="ce16"/>
          <table:table-cell table:style-name="ce17" office:value-type="float" office:value="268804600" calcext:value-type="float">
            <text:p>268,804,600</text:p>
          </table:table-cell>
          <table:table-cell table:style-name="ce18"/>
          <table:table-cell table:style-name="ce25" table:formula="of:=[.R6]+[.U6]" office:value-type="currency" office:value="40651143" calcext:value-type="currency">
            <text:p>$40,651,143</text:p>
          </table:table-cell>
          <table:table-cell table:style-name="ce26" office:value-type="currency" office:value="40651143" calcext:value-type="currency">
            <text:p>$40,651,143</text:p>
          </table:table-cell>
          <table:table-cell table:style-name="ce25" office:value-type="currency" office:value="39246169" calcext:value-type="currency">
            <text:p>$39,246,169</text:p>
          </table:table-cell>
          <table:table-cell table:style-name="ce25" table:formula="of:=[.R6]-[.S6]" office:value-type="currency" office:value="1404974" calcext:value-type="currency">
            <text:p>$1,404,974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39284256" calcext:value-type="currency">
            <text:p>$39,284,256</text:p>
          </table:table-cell>
          <table:table-cell table:style-name="ce26" office:value-type="currency" office:value="26725934" calcext:value-type="currency">
            <text:p>$26,725,934</text:p>
          </table:table-cell>
          <table:table-cell table:style-name="ce36" table:formula="of:=[.R6]/[.Z6]" office:value-type="percentage" office:value="1.03479477885492" calcext:value-type="percentage">
            <text:p>103.48%</text:p>
          </table:table-cell>
          <table:table-cell table:style-name="ce39" table:formula="of:=[.S6]/[.O6]" office:value-type="currency" office:currency="USD" office:value="0.146002594449649" calcext:value-type="currency">
            <text:p>$0.1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3" calcext:value-type="float">
            <text:p>196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7]+[.E7]+[.G7]+[.H7]" office:value-type="float" office:value="1791" calcext:value-type="float">
            <text:p>1,791</text:p>
          </table:table-cell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640" calcext:value-type="float">
            <text:p>5,640</text:p>
          </table:table-cell>
          <table:table-cell table:style-name="ce16"/>
          <table:table-cell table:style-name="ce17" office:value-type="float" office:value="271103300" calcext:value-type="float">
            <text:p>271,103,300</text:p>
          </table:table-cell>
          <table:table-cell table:style-name="ce18"/>
          <table:table-cell table:style-name="ce25" table:formula="of:=[.R7]+[.U7]" office:value-type="currency" office:value="43858509" calcext:value-type="currency">
            <text:p>$43,858,509</text:p>
          </table:table-cell>
          <table:table-cell table:style-name="ce26" office:value-type="currency" office:value="41358509" calcext:value-type="currency">
            <text:p>$41,358,509</text:p>
          </table:table-cell>
          <table:table-cell table:style-name="ce25" office:value-type="currency" office:value="39850604" calcext:value-type="currency">
            <text:p>$39,850,604</text:p>
          </table:table-cell>
          <table:table-cell table:style-name="ce25" table:formula="of:=[.R7]-[.S7]" office:value-type="currency" office:value="1507905" calcext:value-type="currency">
            <text:p>$1,507,905</text:p>
          </table:table-cell>
          <table:table-cell table:style-name="ce29" table:formula="of:=[.V7]" office:value-type="currency" office:value="2500000" calcext:value-type="currency">
            <text:p>$2,500,000</text:p>
          </table:table-cell>
          <table:table-cell table:style-name="ce29" office:value-type="currency" office:value="2500000" calcext:value-type="currency">
            <text:p>$2,500,00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41613793" calcext:value-type="currency">
            <text:p>$41,613,793</text:p>
          </table:table-cell>
          <table:table-cell table:style-name="ce26" office:value-type="currency" office:value="27832736" calcext:value-type="currency">
            <text:p>$27,832,736</text:p>
          </table:table-cell>
          <table:table-cell table:style-name="ce36" table:formula="of:=[.R7]/[.Z7]" office:value-type="percentage" office:value="0.993865399388131" calcext:value-type="percentage">
            <text:p>99.39%</text:p>
          </table:table-cell>
          <table:table-cell table:style-name="ce39" table:formula="of:=[.S7]/[.O7]" office:value-type="currency" office:currency="USD" office:value="0.146994167905739" calcext:value-type="currency">
            <text:p>$0.1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4" calcext:value-type="float">
            <text:p>196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8]+[.E8]+[.G8]+[.H8]" office:value-type="float" office:value="1802" calcext:value-type="float">
            <text:p>1,802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844" calcext:value-type="float">
            <text:p>5,844</text:p>
          </table:table-cell>
          <table:table-cell table:style-name="ce16"/>
          <table:table-cell table:style-name="ce18" table:formula="of:=[.O9]-12747484" office:value-type="float" office:value="275291005" calcext:value-type="float">
            <text:p>275,291,005</text:p>
          </table:table-cell>
          <table:table-cell table:style-name="ce18"/>
          <table:table-cell table:style-name="ce25" table:formula="of:=[.R8]+[.U8]" office:value-type="currency" office:value="47951951" calcext:value-type="currency">
            <text:p>$47,951,951</text:p>
          </table:table-cell>
          <table:table-cell table:style-name="ce26" office:value-type="currency" office:value="47951951" calcext:value-type="currency">
            <text:p>$47,951,951</text:p>
          </table:table-cell>
          <table:table-cell table:style-name="ce25" office:value-type="currency" office:value="46248806" calcext:value-type="currency">
            <text:p>$46,248,806</text:p>
          </table:table-cell>
          <table:table-cell table:style-name="ce25" table:formula="of:=[.R8]-[.S8]" office:value-type="currency" office:value="1703145" calcext:value-type="currency">
            <text:p>$1,703,145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42770698" calcext:value-type="currency">
            <text:p>$42,770,698</text:p>
          </table:table-cell>
          <table:table-cell table:style-name="ce26" office:value-type="currency" office:value="29404324" calcext:value-type="currency">
            <text:p>$29,404,324</text:p>
          </table:table-cell>
          <table:table-cell table:style-name="ce36" table:formula="of:=[.R8]/[.Z8]" office:value-type="percentage" office:value="1.12114024886851" calcext:value-type="percentage">
            <text:p>112.11%</text:p>
          </table:table-cell>
          <table:table-cell table:style-name="ce39" table:formula="of:=[.S8]/[.O8]" office:value-type="currency" office:currency="USD" office:value="0.167999699082068" calcext:value-type="currency">
            <text:p>$0.1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5" calcext:value-type="float">
            <text:p>196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9]+[.E9]+[.G9]+[.H9]" office:value-type="float" office:value="2037" calcext:value-type="float">
            <text:p>2,037</text:p>
          </table:table-cell>
          <table:table-cell table:style-name="ce7" office:value-type="float" office:value="812" calcext:value-type="float">
            <text:p>81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030" calcext:value-type="float">
            <text:p>6,030</text:p>
          </table:table-cell>
          <table:table-cell table:style-name="ce16"/>
          <table:table-cell table:style-name="ce17" office:value-type="float" office:value="288038489" calcext:value-type="float">
            <text:p>288,038,489</text:p>
          </table:table-cell>
          <table:table-cell table:style-name="ce18"/>
          <table:table-cell table:style-name="ce25" table:formula="of:=[.R9]+[.U9]" office:value-type="currency" office:value="50086720" calcext:value-type="currency">
            <text:p>$50,086,720</text:p>
          </table:table-cell>
          <table:table-cell table:style-name="ce26" office:value-type="currency" office:value="50086720" calcext:value-type="currency">
            <text:p>$50,086,720</text:p>
          </table:table-cell>
          <table:table-cell table:style-name="ce25" office:value-type="currency" office:value="48388055" calcext:value-type="currency">
            <text:p>$48,388,055</text:p>
          </table:table-cell>
          <table:table-cell table:style-name="ce25" table:formula="of:=[.R9]-[.S9]" office:value-type="currency" office:value="1698665" calcext:value-type="currency">
            <text:p>$1,698,665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44745984" calcext:value-type="currency">
            <text:p>$44,745,984</text:p>
          </table:table-cell>
          <table:table-cell table:style-name="ce26" office:value-type="currency" office:value="30751004" calcext:value-type="currency">
            <text:p>$30,751,004</text:p>
          </table:table-cell>
          <table:table-cell table:style-name="ce36" table:formula="of:=[.R9]/[.Z9]" office:value-type="percentage" office:value="1.11935676730229" calcext:value-type="percentage">
            <text:p>111.94%</text:p>
          </table:table-cell>
          <table:table-cell table:style-name="ce39" table:formula="of:=[.S9]/[.O9]" office:value-type="currency" office:currency="USD" office:value="0.167991629063156" calcext:value-type="currency">
            <text:p>$0.1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6" calcext:value-type="float">
            <text:p>196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0]+[.E10]+[.G10]+[.H10]" office:value-type="float" office:value="2046" calcext:value-type="float">
            <text:p>2,046</text:p>
          </table:table-cell>
          <table:table-cell table:style-name="ce7" office:value-type="float" office:value="868" calcext:value-type="float">
            <text:p>868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068" calcext:value-type="float">
            <text:p>6,068</text:p>
          </table:table-cell>
          <table:table-cell table:style-name="ce16"/>
          <table:table-cell table:style-name="ce17" office:value-type="float" office:value="307148930" calcext:value-type="float">
            <text:p>307,148,930</text:p>
          </table:table-cell>
          <table:table-cell table:style-name="ce18"/>
          <table:table-cell table:style-name="ce25" table:formula="of:=[.R10]+[.U10]" office:value-type="currency" office:value="53610814" calcext:value-type="currency">
            <text:p>$53,610,814</text:p>
          </table:table-cell>
          <table:table-cell table:style-name="ce26" office:value-type="currency" office:value="53610814" calcext:value-type="currency">
            <text:p>$53,610,814</text:p>
          </table:table-cell>
          <table:table-cell table:style-name="ce25" office:value-type="currency" office:value="51659378" calcext:value-type="currency">
            <text:p>$51,659,378</text:p>
          </table:table-cell>
          <table:table-cell table:style-name="ce25" table:formula="of:=[.R10]-[.S10]" office:value-type="currency" office:value="1951436" calcext:value-type="currency">
            <text:p>$1,951,436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31"/>
          <table:table-cell table:style-name="ce31" office:value-type="currency" office:value="0" calcext:value-type="currency">
            <text:p>$0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54585970" calcext:value-type="currency">
            <text:p>$54,585,970</text:p>
          </table:table-cell>
          <table:table-cell table:style-name="ce26" office:value-type="currency" office:value="35130954" calcext:value-type="currency">
            <text:p>$35,130,954</text:p>
          </table:table-cell>
          <table:table-cell table:style-name="ce36" table:formula="of:=[.R10]/[.Z10]" office:value-type="percentage" office:value="0.982135409520065" calcext:value-type="percentage">
            <text:p>98.21%</text:p>
          </table:table-cell>
          <table:table-cell table:style-name="ce39" table:formula="of:=[.S10]/[.O10]" office:value-type="currency" office:currency="USD" office:value="0.168189998252639" calcext:value-type="currency">
            <text:p>$0.1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7" calcext:value-type="float">
            <text:p>196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1]+[.E11]+[.G11]+[.H11]" office:value-type="float" office:value="2101" calcext:value-type="float">
            <text:p>2,101</text:p>
          </table:table-cell>
          <table:table-cell table:style-name="ce7" office:value-type="float" office:value="939" calcext:value-type="float">
            <text:p>939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328" calcext:value-type="float">
            <text:p>6,328</text:p>
          </table:table-cell>
          <table:table-cell table:style-name="ce18"/>
          <table:table-cell table:style-name="ce17" office:value-type="float" office:value="314413486" calcext:value-type="float">
            <text:p>314,413,486</text:p>
          </table:table-cell>
          <table:table-cell table:style-name="ce18"/>
          <table:table-cell table:style-name="ce25" table:formula="of:=[.R11]+[.U11]" office:value-type="currency" office:value="62506278" calcext:value-type="currency">
            <text:p>$62,506,278</text:p>
          </table:table-cell>
          <table:table-cell table:style-name="ce26" office:value-type="currency" office:value="62506278" calcext:value-type="currency">
            <text:p>$62,506,278</text:p>
          </table:table-cell>
          <table:table-cell table:style-name="ce26" office:value-type="currency" office:value="60411243" calcext:value-type="currency">
            <text:p>$60,411,243</text:p>
          </table:table-cell>
          <table:table-cell table:style-name="ce25" table:formula="of:=[.R11]-[.S11]" office:value-type="currency" office:value="2095035" calcext:value-type="currency">
            <text:p>$2,095,035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56987611" calcext:value-type="currency">
            <text:p>$56,987,611</text:p>
          </table:table-cell>
          <table:table-cell table:style-name="ce26" office:value-type="currency" office:value="38566249" calcext:value-type="currency">
            <text:p>$38,566,249</text:p>
          </table:table-cell>
          <table:table-cell table:style-name="ce36" table:formula="of:=[.R11]/[.Z11]" office:value-type="percentage" office:value="1.09683976750666" calcext:value-type="percentage">
            <text:p>109.68%</text:p>
          </table:table-cell>
          <table:table-cell table:style-name="ce39" table:formula="of:=[.S11]/[.O11]" office:value-type="currency" office:currency="USD" office:value="0.192139477757643" calcext:value-type="currency">
            <text:p>$0.1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8" calcext:value-type="float">
            <text:p>196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2]+[.E12]+[.G12]+[.H12]" office:value-type="float" office:value="1972" calcext:value-type="float">
            <text:p>1,972</text:p>
          </table:table-cell>
          <table:table-cell table:style-name="ce7" office:value-type="float" office:value="942" calcext:value-type="float">
            <text:p>94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490" calcext:value-type="float">
            <text:p>6,490</text:p>
          </table:table-cell>
          <table:table-cell table:style-name="ce18"/>
          <table:table-cell table:style-name="ce17" office:value-type="float" office:value="323481655" calcext:value-type="float">
            <text:p>323,481,655</text:p>
          </table:table-cell>
          <table:table-cell table:style-name="ce18"/>
          <table:table-cell table:style-name="ce25" table:formula="of:=[.R12]+[.U12]" office:value-type="currency" office:value="66755432" calcext:value-type="currency">
            <text:p>$66,755,432</text:p>
          </table:table-cell>
          <table:table-cell table:style-name="ce26" office:value-type="currency" office:value="66755432" calcext:value-type="currency">
            <text:p>$66,755,432</text:p>
          </table:table-cell>
          <table:table-cell table:style-name="ce26" office:value-type="currency" office:value="64440622" calcext:value-type="currency">
            <text:p>$64,440,622</text:p>
          </table:table-cell>
          <table:table-cell table:style-name="ce25" table:formula="of:=[.R12]-[.S12]" office:value-type="currency" office:value="2314810" calcext:value-type="currency">
            <text:p>$2,314,810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64703253" calcext:value-type="currency">
            <text:p>$64,703,253</text:p>
          </table:table-cell>
          <table:table-cell table:style-name="ce26" office:value-type="currency" office:value="45747045" calcext:value-type="currency">
            <text:p>$45,747,045</text:p>
          </table:table-cell>
          <table:table-cell table:style-name="ce36" table:formula="of:=[.R12]/[.Z12]" office:value-type="percentage" office:value="1.03171678246224" calcext:value-type="percentage">
            <text:p>103.17%</text:p>
          </table:table-cell>
          <table:table-cell table:style-name="ce39" table:formula="of:=[.S12]/[.O12]" office:value-type="currency" office:currency="USD" office:value="0.199209510041613" calcext:value-type="currency">
            <text:p>$0.20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9" calcext:value-type="float">
            <text:p>196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3]+[.E13]+[.G13]+[.H13]" office:value-type="float" office:value="1935" calcext:value-type="float">
            <text:p>1,935</text:p>
          </table:table-cell>
          <table:table-cell table:style-name="ce7" office:value-type="float" office:value="1003" calcext:value-type="float">
            <text:p>1,00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529" calcext:value-type="float">
            <text:p>6,529</text:p>
          </table:table-cell>
          <table:table-cell table:style-name="ce18"/>
          <table:table-cell table:style-name="ce18" table:formula="of:=[.O14]-1423228" office:value-type="float" office:value="322193404" calcext:value-type="float">
            <text:p>322,193,404</text:p>
          </table:table-cell>
          <table:table-cell table:style-name="ce18"/>
          <table:table-cell table:style-name="ce25" table:formula="of:=[.R13]+[.U13]" office:value-type="currency" office:value="79002886" calcext:value-type="currency">
            <text:p>$79,002,886</text:p>
          </table:table-cell>
          <table:table-cell table:style-name="ce25" table:formula="of:=[.S13]+[.T13]" office:value-type="currency" office:value="79002886" calcext:value-type="currency">
            <text:p>$79,002,886</text:p>
          </table:table-cell>
          <table:table-cell table:style-name="ce25" office:value-type="currency" office:value="76790184" calcext:value-type="currency">
            <text:p>$76,790,184</text:p>
          </table:table-cell>
          <table:table-cell table:style-name="ce26" office:value-type="currency" office:value="2212702" calcext:value-type="currency">
            <text:p>$2,212,702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71608940" calcext:value-type="currency">
            <text:p>$71,608,940</text:p>
          </table:table-cell>
          <table:table-cell table:style-name="ce26" office:value-type="currency" office:value="50577986" calcext:value-type="currency">
            <text:p>$50,577,986</text:p>
          </table:table-cell>
          <table:table-cell table:style-name="ce36" table:formula="of:=[.R13]/[.Z13]" office:value-type="percentage" office:value="1.10325450984193" calcext:value-type="percentage">
            <text:p>110.33%</text:p>
          </table:table-cell>
          <table:table-cell table:style-name="ce39" table:formula="of:=[.S13]/[.O13]" office:value-type="currency" office:currency="USD" office:value="0.238335679894924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0" calcext:value-type="float">
            <text:p>197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4]+[.E14]+[.G14]+[.H14]" office:value-type="float" office:value="1886" calcext:value-type="float">
            <text:p>1,886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535" calcext:value-type="float">
            <text:p>6,535</text:p>
          </table:table-cell>
          <table:table-cell table:style-name="ce18"/>
          <table:table-cell table:style-name="ce17" office:value-type="float" office:value="323616632" calcext:value-type="float">
            <text:p>323,616,632</text:p>
          </table:table-cell>
          <table:table-cell table:style-name="ce18"/>
          <table:table-cell table:style-name="ce25" table:formula="of:=[.R14]+[.U14]" office:value-type="currency" office:value="81722677" calcext:value-type="currency">
            <text:p>$81,722,677</text:p>
          </table:table-cell>
          <table:table-cell table:style-name="ce25" table:formula="of:=[.S14]+[.T14]" office:value-type="currency" office:value="81722677" calcext:value-type="currency">
            <text:p>$81,722,677</text:p>
          </table:table-cell>
          <table:table-cell table:style-name="ce25" office:value-type="currency" office:value="78359934" calcext:value-type="currency">
            <text:p>$78,359,934</text:p>
          </table:table-cell>
          <table:table-cell table:style-name="ce26" office:value-type="currency" office:value="3362743" calcext:value-type="currency">
            <text:p>$3,362,743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79820139" calcext:value-type="currency">
            <text:p>$79,820,139</text:p>
          </table:table-cell>
          <table:table-cell table:style-name="ce26" office:value-type="currency" office:value="54745955" calcext:value-type="currency">
            <text:p>$54,745,955</text:p>
          </table:table-cell>
          <table:table-cell table:style-name="ce36" table:formula="of:=[.R14]/[.Z14]" office:value-type="percentage" office:value="1.02383531304048" calcext:value-type="percentage">
            <text:p>102.38%</text:p>
          </table:table-cell>
          <table:table-cell table:style-name="ce39" table:formula="of:=[.S14]/[.O14]" office:value-type="currency" office:currency="USD" office:value="0.242138154382621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1" calcext:value-type="float">
            <text:p>197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5]+[.E15]+[.G15]+[.H15]" office:value-type="float" office:value="1871" calcext:value-type="float">
            <text:p>1,871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815" calcext:value-type="float">
            <text:p>6,815</text:p>
          </table:table-cell>
          <table:table-cell table:style-name="ce18"/>
          <table:table-cell table:style-name="ce17" office:value-type="float" office:value="330495450" calcext:value-type="float">
            <text:p>330,495,450</text:p>
          </table:table-cell>
          <table:table-cell table:style-name="ce18"/>
          <table:table-cell table:style-name="ce25" table:formula="of:=[.R15]+[.U15]" office:value-type="currency" office:value="86514066" calcext:value-type="currency">
            <text:p>$86,514,066</text:p>
          </table:table-cell>
          <table:table-cell table:style-name="ce26" office:value-type="currency" office:value="83635177" calcext:value-type="currency">
            <text:p>$83,635,177</text:p>
          </table:table-cell>
          <table:table-cell table:style-name="ce26" office:value-type="currency" office:value="80067234" calcext:value-type="currency">
            <text:p>$80,067,234</text:p>
          </table:table-cell>
          <table:table-cell table:style-name="ce26" office:value-type="currency" office:value="3567943" calcext:value-type="currency">
            <text:p>$3,567,943</text:p>
          </table:table-cell>
          <table:table-cell table:style-name="ce29" office:value-type="currency" office:value="2878889" calcext:value-type="currency">
            <office:annotation draw:style-name="gr1" draw:text-style-name="P2" svg:width="308.78pt" svg:height="44.99pt" svg:x="1254.08pt" svg:y="259.51pt" draw:caption-point-x="-11.54pt" draw:caption-point-y="-23.75pt">
              <dc:date>2020-04-10T00:00:00</dc:date>
              <text:p text:style-name="P1">this year the province started chipping in 50% of any municipal operating subsidy</text:p>
              <text:p text:style-name="P1"><text:tab/>-Nate Wessel</text:p>
            </office:annotation>
            <text:p>$2,878,889</text:p>
          </table:table-cell>
          <table:table-cell table:style-name="ce29" table:formula="of:=[.U15]/2" office:value-type="currency" office:value="1439444.5" calcext:value-type="currency">
            <text:p>$1,439,445</text:p>
          </table:table-cell>
          <table:table-cell table:style-name="ce29"/>
          <table:table-cell table:style-name="ce29" table:formula="of:=[.U15]/2" office:value-type="currency" office:value="1439444.5" calcext:value-type="currency">
            <text:p>$1,439,445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86514006" calcext:value-type="currency">
            <text:p>$86,514,006</text:p>
          </table:table-cell>
          <table:table-cell table:style-name="ce26" office:value-type="currency" office:value="61006087" calcext:value-type="currency">
            <text:p>$61,006,087</text:p>
          </table:table-cell>
          <table:table-cell table:style-name="ce36" table:formula="of:=[.R15]/[.Z15]" office:value-type="percentage" office:value="0.966724127882831" calcext:value-type="percentage">
            <text:p>96.67%</text:p>
          </table:table-cell>
          <table:table-cell table:style-name="ce39" table:formula="of:=[.S15]/[.O15]" office:value-type="currency" office:currency="USD" office:value="0.242264255075221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2" calcext:value-type="float">
            <text:p>197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6]+[.E16]+[.G16]+[.H16]" office:value-type="float" office:value="1986" calcext:value-type="float">
            <text:p>1,986</text:p>
          </table:table-cell>
          <table:table-cell table:style-name="ce7" office:value-type="float" office:value="1006" calcext:value-type="float">
            <text:p>1,00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410" calcext:value-type="float">
            <text:p>4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042" calcext:value-type="float">
            <text:p>7,042</text:p>
          </table:table-cell>
          <table:table-cell table:style-name="ce18"/>
          <table:table-cell table:style-name="ce17" office:value-type="float" office:value="345994178" calcext:value-type="float">
            <text:p>345,994,178</text:p>
          </table:table-cell>
          <table:table-cell table:style-name="ce18"/>
          <table:table-cell table:style-name="ce26" office:value-type="currency" office:value="92842600" calcext:value-type="currency">
            <text:p>$92,842,600</text:p>
          </table:table-cell>
          <table:table-cell table:style-name="ce26" office:value-type="currency" office:value="86669476" calcext:value-type="currency">
            <text:p>$86,669,476</text:p>
          </table:table-cell>
          <table:table-cell table:style-name="ce26" office:value-type="currency" office:value="83623799" calcext:value-type="currency">
            <text:p>$83,623,799</text:p>
          </table:table-cell>
          <table:table-cell table:style-name="ce25" table:formula="of:=[.R16]-[.S16]" office:value-type="currency" office:value="3045677" calcext:value-type="currency">
            <text:p>$3,045,677</text:p>
          </table:table-cell>
          <table:table-cell table:style-name="ce29" office:value-type="currency" office:value="6173124" calcext:value-type="currency">
            <text:p>$6,173,124</text:p>
          </table:table-cell>
          <table:table-cell table:style-name="ce29" table:formula="of:=[.U16]/2" office:value-type="currency" office:value="3086562" calcext:value-type="currency">
            <text:p>$3,086,562</text:p>
          </table:table-cell>
          <table:table-cell table:style-name="ce29"/>
          <table:table-cell table:style-name="ce29" table:formula="of:=[.U16]/2" office:value-type="currency" office:value="3086562" calcext:value-type="currency">
            <text:p>$3,086,562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92842600" calcext:value-type="currency">
            <text:p>$92,842,600</text:p>
          </table:table-cell>
          <table:table-cell table:style-name="ce26" office:value-type="currency" office:value="66204585" calcext:value-type="currency">
            <text:p>$66,204,585</text:p>
          </table:table-cell>
          <table:table-cell table:style-name="ce36" table:formula="of:=[.R16]/[.Z16]" office:value-type="percentage" office:value="0.933509789687062" calcext:value-type="percentage">
            <text:p>93.35%</text:p>
          </table:table-cell>
          <table:table-cell table:style-name="ce39" table:formula="of:=[.S16]/[.O16]" office:value-type="currency" office:currency="USD" office:value="0.241691347187929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3" calcext:value-type="float">
            <text:p>197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7]+[.E17]+[.G17]+[.H17]" office:value-type="float" office:value="2052" calcext:value-type="float">
            <text:p>2,052</text:p>
          </table:table-cell>
          <table:table-cell table:style-name="ce7" office:value-type="float" office:value="1097" calcext:value-type="float">
            <text:p>1,097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410" calcext:value-type="float">
            <text:p>4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330" calcext:value-type="float">
            <text:p>7,330</text:p>
          </table:table-cell>
          <table:table-cell table:style-name="ce18"/>
          <table:table-cell table:style-name="ce17" office:value-type="float" office:value="329027000" calcext:value-type="float">
            <text:p>329,027,000</text:p>
          </table:table-cell>
          <table:table-cell table:style-name="ce18"/>
          <table:table-cell table:style-name="ce25" table:formula="of:=[.R17]+[.U17]" office:value-type="currency" office:value="103164924" calcext:value-type="currency">
            <text:p>$103,164,924</text:p>
          </table:table-cell>
          <table:table-cell table:style-name="ce26" office:value-type="currency" office:value="85298653" calcext:value-type="currency">
            <text:p>$85,298,653</text:p>
          </table:table-cell>
          <table:table-cell table:style-name="ce26" office:value-type="currency" office:value="81912244" calcext:value-type="currency">
            <text:p>$81,912,244</text:p>
          </table:table-cell>
          <table:table-cell table:style-name="ce25" table:formula="of:=[.R17]-[.S17]" office:value-type="currency" office:value="3386409.00000001" calcext:value-type="currency">
            <text:p>$3,386,409</text:p>
          </table:table-cell>
          <table:table-cell table:style-name="ce29" office:value-type="currency" office:value="17866271" calcext:value-type="currency">
            <text:p>$17,866,271</text:p>
          </table:table-cell>
          <table:table-cell table:style-name="ce29" table:formula="of:=[.U17]/2" office:value-type="currency" office:value="8933135.5" calcext:value-type="currency">
            <text:p>$8,933,136</text:p>
          </table:table-cell>
          <table:table-cell table:style-name="ce29"/>
          <table:table-cell table:style-name="ce29" table:formula="of:=[.U17]/2" office:value-type="currency" office:value="8933135.5" calcext:value-type="currency">
            <text:p>$8,933,136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03164924" calcext:value-type="currency">
            <text:p>$103,164,924</text:p>
          </table:table-cell>
          <table:table-cell table:style-name="ce26" office:value-type="currency" office:value="75384550" calcext:value-type="currency">
            <text:p>$75,384,550</text:p>
          </table:table-cell>
          <table:table-cell table:style-name="ce36" table:formula="of:=[.R17]/[.Z17]" office:value-type="percentage" office:value="0.826818357371155" calcext:value-type="percentage">
            <text:p>82.68%</text:p>
          </table:table-cell>
          <table:table-cell table:style-name="ce39" table:formula="of:=[.S17]/[.O17]" office:value-type="currency" office:currency="USD" office:value="0.248952955228598" calcext:value-type="currency">
            <text:p>$0.2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4" calcext:value-type="float">
            <text:p>197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121" calcext:value-type="float">
            <text:p>2,121</text:p>
          </table:table-cell>
          <table:table-cell table:style-name="ce7" office:value-type="float" office:value="1165" calcext:value-type="float">
            <text:p>1,16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16" calcext:value-type="float">
            <text:p>4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565" calcext:value-type="float">
            <text:p>7,565</text:p>
          </table:table-cell>
          <table:table-cell table:style-name="ce18"/>
          <table:table-cell table:style-name="ce17" office:value-type="float" office:value="329796000" calcext:value-type="float">
            <text:p>329,796,000</text:p>
          </table:table-cell>
          <table:table-cell table:style-name="ce18"/>
          <table:table-cell table:style-name="ce26" office:value-type="currency" office:value="118527881" calcext:value-type="currency">
            <text:p>$118,527,881</text:p>
          </table:table-cell>
          <table:table-cell table:style-name="ce26" office:value-type="currency" office:value="84322733" calcext:value-type="currency">
            <text:p>$84,322,733</text:p>
          </table:table-cell>
          <table:table-cell table:style-name="ce25" office:value-type="currency" office:value="80618925" calcext:value-type="currency">
            <text:p>$80,618,925</text:p>
          </table:table-cell>
          <table:table-cell table:style-name="ce25" table:formula="of:=[.R18]-[.S18]" office:value-type="currency" office:value="3703807.99999998" calcext:value-type="currency">
            <text:p>$3,703,808</text:p>
          </table:table-cell>
          <table:table-cell table:style-name="ce29" office:value-type="currency" office:value="34205148" calcext:value-type="currency">
            <text:p>$34,205,148</text:p>
          </table:table-cell>
          <table:table-cell table:style-name="ce29" table:formula="of:=[.U18]/2" office:value-type="currency" office:value="17102574" calcext:value-type="currency">
            <text:p>$17,102,574</text:p>
          </table:table-cell>
          <table:table-cell table:style-name="ce29"/>
          <table:table-cell table:style-name="ce29" table:formula="of:=[.U18]/2" office:value-type="currency" office:value="17102574" calcext:value-type="currency">
            <text:p>$17,102,574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18527881" calcext:value-type="currency">
            <text:p>$118,527,881</text:p>
          </table:table-cell>
          <table:table-cell table:style-name="ce26" office:value-type="currency" office:value="88106171" calcext:value-type="currency">
            <text:p>$88,106,171</text:p>
          </table:table-cell>
          <table:table-cell table:style-name="ce36" table:formula="of:=[.R18]/[.Z18]" office:value-type="percentage" office:value="0.71141686064564" calcext:value-type="percentage">
            <text:p>71.14%</text:p>
          </table:table-cell>
          <table:table-cell table:style-name="ce39" table:formula="of:=[.S18]/[.O18]" office:value-type="currency" office:currency="USD" office:value="0.244450887821562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5" calcext:value-type="float">
            <text:p>19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55" calcext:value-type="float">
            <text:p>2,255</text:p>
          </table:table-cell>
          <table:table-cell table:style-name="ce7" office:value-type="float" office:value="1218" calcext:value-type="float">
            <text:p>1,218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office:annotation draw:style-name="gr1" draw:text-style-name="P2" svg:width="184.96pt" svg:height="61.68pt" svg:x="315.18pt" svg:y="317.17pt" draw:caption-point-x="-11.54pt" draw:caption-point-y="-15.39pt">
              <dc:date>2020-04-10T00:00:00</dc:date>
              <text:p text:style-name="P1">Wheeltrans is administered by TTC but operated by a contractor - TTC does not directly own/operate the vehicles between 1975 and 1983</text:p>
              <text:p text:style-name="P1"><text:tab/>-Nate Wessel</text:p>
            </office:annotation>
            <text:p>0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498" calcext:value-type="float">
            <text:p>49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047" calcext:value-type="float">
            <text:p>8,047</text:p>
          </table:table-cell>
          <table:table-cell table:style-name="ce18"/>
          <table:table-cell table:style-name="ce17" office:value-type="float" office:value="357539000" calcext:value-type="float">
            <text:p>357,539,000</text:p>
          </table:table-cell>
          <table:table-cell table:style-name="ce18"/>
          <table:table-cell table:style-name="ce26" office:value-type="currency" office:value="146020410" calcext:value-type="currency">
            <text:p>$146,020,410</text:p>
          </table:table-cell>
          <table:table-cell table:style-name="ce26" office:value-type="currency" office:value="107863215" calcext:value-type="currency">
            <text:p>$107,863,215</text:p>
          </table:table-cell>
          <table:table-cell table:style-name="ce25" office:value-type="currency" office:value="103925560" calcext:value-type="currency">
            <text:p>$103,925,560</text:p>
          </table:table-cell>
          <table:table-cell table:style-name="ce25" table:formula="of:=[.R19]-[.S19]" office:value-type="currency" office:value="3937655" calcext:value-type="currency">
            <text:p>$3,937,655</text:p>
          </table:table-cell>
          <table:table-cell table:style-name="ce29" office:value-type="currency" office:value="38157195" calcext:value-type="currency">
            <text:p>$38,157,195</text:p>
          </table:table-cell>
          <table:table-cell table:style-name="ce29" table:formula="of:=[.U19]/2" office:value-type="currency" office:value="19078597.5" calcext:value-type="currency">
            <text:p>$19,078,598</text:p>
          </table:table-cell>
          <table:table-cell table:style-name="ce29"/>
          <table:table-cell table:style-name="ce29" table:formula="of:=[.U19]/2" office:value-type="currency" office:value="19078597.5" calcext:value-type="currency">
            <text:p>$19,078,598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46020410" calcext:value-type="currency">
            <text:p>$146,020,410</text:p>
          </table:table-cell>
          <table:table-cell table:style-name="ce26" office:value-type="currency" office:value="109968025" calcext:value-type="currency">
            <text:p>$109,968,025</text:p>
          </table:table-cell>
          <table:table-cell table:style-name="ce36" table:formula="of:=[.R19]/[.Z19]" office:value-type="percentage" office:value="0.738685879597243" calcext:value-type="percentage">
            <text:p>73.87%</text:p>
          </table:table-cell>
          <table:table-cell table:style-name="ce39" table:formula="of:=[.S19]/[.O19]" office:value-type="currency" office:currency="USD" office:value="0.290669157770201" calcext:value-type="currency">
            <text:p>$0.2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6" calcext:value-type="float">
            <text:p>197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0:.I20])" office:value-type="float" office:value="2222" calcext:value-type="float">
            <text:p>2,222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494" calcext:value-type="float">
            <text:p>4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473" calcext:value-type="float">
            <text:p>8,473</text:p>
          </table:table-cell>
          <table:table-cell table:style-name="ce18"/>
          <table:table-cell table:style-name="ce17" office:value-type="float" office:value="350600000" calcext:value-type="float">
            <text:p>350,600,000</text:p>
          </table:table-cell>
          <table:table-cell table:style-name="ce17" office:value-type="string" calcext:value-type="string">
            <text:p/>
            <text:p/>
          </table:table-cell>
          <table:table-cell table:style-name="ce25" table:formula="of:=[.R20]+[.U20]" office:value-type="currency" office:value="167659556" calcext:value-type="currency">
            <text:p>$167,659,556</text:p>
          </table:table-cell>
          <table:table-cell table:style-name="ce26" office:value-type="currency" office:value="132100000" calcext:value-type="currency">
            <text:p>$132,100,000</text:p>
          </table:table-cell>
          <table:table-cell table:style-name="ce26" office:value-type="currency" office:value="127919271" calcext:value-type="currency">
            <text:p>$127,919,271</text:p>
          </table:table-cell>
          <table:table-cell table:style-name="ce25" table:formula="of:=[.R20]-[.S20]" office:value-type="currency" office:value="4180729" calcext:value-type="currency">
            <text:p>$4,180,729</text:p>
          </table:table-cell>
          <table:table-cell table:style-name="ce26" office:value-type="currency" office:value="35559556" calcext:value-type="currency">
            <text:p>$35,559,556</text:p>
          </table:table-cell>
          <table:table-cell table:style-name="ce29" table:formula="of:=[.U20]/2" office:value-type="currency" office:value="17779778" calcext:value-type="currency">
            <text:p>$17,779,778</text:p>
          </table:table-cell>
          <table:table-cell table:style-name="ce29"/>
          <table:table-cell table:style-name="ce29" table:formula="of:=[.U20]/2" office:value-type="currency" office:value="17779778" calcext:value-type="currency">
            <text:p>$17,779,778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67665481" calcext:value-type="currency">
            <text:p>$167,665,481</text:p>
          </table:table-cell>
          <table:table-cell table:style-name="ce26" office:value-type="currency" office:value="128333874" calcext:value-type="currency">
            <text:p>$128,333,874</text:p>
          </table:table-cell>
          <table:table-cell table:style-name="ce37" office:value-type="percentage" office:value="0.728" calcext:value-type="percentage">
            <text:p>72.80%</text:p>
          </table:table-cell>
          <table:table-cell table:style-name="ce39" table:formula="of:=[.S20]/[.O20]" office:value-type="currency" office:currency="USD" office:value="0.364858160296634" calcext:value-type="currency">
            <text:p>$0.3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7" calcext:value-type="float">
            <text:p>197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1:.I21])" office:value-type="float" office:value="2274" calcext:value-type="float">
            <text:p>2,274</text:p>
          </table:table-cell>
          <table:table-cell table:style-name="ce7" office:value-type="float" office:value="1235" calcext:value-type="float">
            <text:p>1,23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534" calcext:value-type="float">
            <text:p>5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525" calcext:value-type="float">
            <text:p>8,525</text:p>
          </table:table-cell>
          <table:table-cell table:style-name="ce18"/>
          <table:table-cell table:style-name="ce17" office:value-type="float" office:value="348700000" calcext:value-type="float">
            <text:p>348,700,000</text:p>
          </table:table-cell>
          <table:table-cell table:style-name="ce18"/>
          <table:table-cell table:style-name="ce25" table:formula="of:=[.R21]+[.U21]" office:value-type="currency" office:value="179981000" calcext:value-type="currency">
            <text:p>$179,981,000</text:p>
          </table:table-cell>
          <table:table-cell table:style-name="ce26" office:value-type="currency" office:value="137729000" calcext:value-type="currency">
            <text:p>$137,729,000</text:p>
          </table:table-cell>
          <table:table-cell table:style-name="ce26" office:value-type="currency" office:value="132529000" calcext:value-type="currency">
            <text:p>$132,529,000</text:p>
          </table:table-cell>
          <table:table-cell table:style-name="ce25" table:formula="of:=[.R21]-[.S21]" office:value-type="currency" office:value="5199999.99999999" calcext:value-type="currency">
            <text:p>$5,200,000</text:p>
          </table:table-cell>
          <table:table-cell table:style-name="ce26" office:value-type="currency" office:value="42252000" calcext:value-type="currency">
            <text:p>$42,252,000</text:p>
          </table:table-cell>
          <table:table-cell table:style-name="ce29" table:formula="of:=[.U21]/2" office:value-type="currency" office:value="21126000" calcext:value-type="currency">
            <text:p>$21,126,000</text:p>
          </table:table-cell>
          <table:table-cell table:style-name="ce29"/>
          <table:table-cell table:style-name="ce29" table:formula="of:=[.U21]/2" office:value-type="currency" office:value="21126000" calcext:value-type="currency">
            <text:p>$21,126,000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79981000" calcext:value-type="currency">
            <text:p>$179,981,000</text:p>
          </table:table-cell>
          <table:table-cell table:style-name="ce26" office:value-type="currency" office:value="137620000" calcext:value-type="currency">
            <text:p>$137,620,000</text:p>
          </table:table-cell>
          <table:table-cell table:style-name="ce37" office:value-type="percentage" office:value="0.716" calcext:value-type="percentage">
            <text:p>71.60%</text:p>
          </table:table-cell>
          <table:table-cell table:style-name="ce39" table:formula="of:=[.S21]/[.O21]" office:value-type="currency" office:currency="USD" office:value="0.380065959277316" calcext:value-type="currency">
            <text:p>$0.3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8" calcext:value-type="float">
            <text:p>197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2:.I22])" office:value-type="float" office:value="2304" calcext:value-type="float">
            <text:p>2,304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90" calcext:value-type="float">
            <text:p>59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632" calcext:value-type="float">
            <text:p>8,632</text:p>
          </table:table-cell>
          <table:table-cell table:style-name="ce18"/>
          <table:table-cell table:style-name="ce17" office:value-type="float" office:value="337600000" calcext:value-type="float">
            <text:p>337,600,000</text:p>
          </table:table-cell>
          <table:table-cell table:style-name="ce18"/>
          <table:table-cell table:style-name="ce26" table:formula="of:=[.R22]+[.U22]" office:value-type="currency" office:value="213808000" calcext:value-type="currency">
            <text:p>$213,808,000</text:p>
          </table:table-cell>
          <table:table-cell table:style-name="ce26" table:formula="of:=[.S22]+[.T22]" office:value-type="currency" office:value="145975000" calcext:value-type="currency">
            <text:p>$145,975,000</text:p>
          </table:table-cell>
          <table:table-cell table:style-name="ce26" office:value-type="currency" office:value="140696000" calcext:value-type="currency">
            <text:p>$140,696,000</text:p>
          </table:table-cell>
          <table:table-cell table:style-name="ce26" office:value-type="currency" office:value="5279000" calcext:value-type="currency">
            <text:p>$5,279,000</text:p>
          </table:table-cell>
          <table:table-cell table:style-name="ce26" table:formula="of:=SUM([.V22:.Y22])" office:value-type="currency" office:value="67833000" calcext:value-type="currency">
            <text:p>$67,833,000</text:p>
          </table:table-cell>
          <table:table-cell table:style-name="ce26" office:value-type="currency" office:value="37133000" calcext:value-type="currency">
            <text:p>$37,133,000</text:p>
          </table:table-cell>
          <table:table-cell table:style-name="ce26"/>
          <table:table-cell table:style-name="ce26" office:value-type="currency" office:value="30700000" calcext:value-type="currency">
            <text:p>$30,70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196399000" calcext:value-type="currency">
            <text:p>$196,399,000</text:p>
          </table:table-cell>
          <table:table-cell table:style-name="ce26" office:value-type="currency" office:value="150621000" calcext:value-type="currency">
            <text:p>$150,621,000</text:p>
          </table:table-cell>
          <table:table-cell table:style-name="ce37" office:value-type="percentage" office:value="0.69" calcext:value-type="percentage">
            <text:p>69.00%</text:p>
          </table:table-cell>
          <table:table-cell table:style-name="ce40" office:value-type="currency" office:currency="USD" office:value="0.43" calcext:value-type="currency">
            <text:p>$0.4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9" calcext:value-type="float">
            <text:p>197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3:.I23])" office:value-type="float" office:value="2359" calcext:value-type="float">
            <text:p>2,359</text:p>
          </table:table-cell>
          <table:table-cell table:style-name="ce7" office:value-type="float" office:value="1231" calcext:value-type="float">
            <text:p>1,23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table:formula="of:=342+17" office:value-type="float" office:value="359" calcext:value-type="float">
            <text:p>359</text:p>
          </table:table-cell>
          <table:table-cell table:style-name="ce7" office:value-type="float" office:value="618" calcext:value-type="float">
            <text:p>61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703" calcext:value-type="float">
            <text:p>8,703</text:p>
          </table:table-cell>
          <table:table-cell table:style-name="ce18"/>
          <table:table-cell table:style-name="ce17" office:value-type="float" office:value="346200000" calcext:value-type="float">
            <text:p>346,200,000</text:p>
          </table:table-cell>
          <table:table-cell table:style-name="ce18"/>
          <table:table-cell table:style-name="ce26" office:value-type="currency" office:value="230526000" calcext:value-type="currency">
            <text:p>$230,526,000</text:p>
          </table:table-cell>
          <table:table-cell table:style-name="ce26" office:value-type="currency" office:value="165863000" calcext:value-type="currency">
            <text:p>$165,863,000</text:p>
          </table:table-cell>
          <table:table-cell table:style-name="ce26" office:value-type="currency" office:value="159879000" calcext:value-type="currency">
            <text:p>$159,879,000</text:p>
          </table:table-cell>
          <table:table-cell table:style-name="ce25" table:formula="of:=[.R23]-[.S23]" office:value-type="currency" office:value="5983999.99999997" calcext:value-type="currency">
            <text:p>$5,984,000</text:p>
          </table:table-cell>
          <table:table-cell table:style-name="ce26" table:formula="of:=SUM([.V23:.Y23])" office:value-type="currency" office:value="64663000" calcext:value-type="currency">
            <text:p>$64,663,000</text:p>
          </table:table-cell>
          <table:table-cell table:style-name="ce26" office:value-type="currency" office:value="31413000" calcext:value-type="currency">
            <text:p>$31,413,000</text:p>
          </table:table-cell>
          <table:table-cell table:style-name="ce26"/>
          <table:table-cell table:style-name="ce26" office:value-type="currency" office:value="33250000" calcext:value-type="currency">
            <text:p>$33,25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211618000" calcext:value-type="currency">
            <text:p>$211,618,000</text:p>
          </table:table-cell>
          <table:table-cell table:style-name="ce26" office:value-type="currency" office:value="162023000" calcext:value-type="currency">
            <text:p>$162,023,000</text:p>
          </table:table-cell>
          <table:table-cell table:style-name="ce37" office:value-type="percentage" office:value="0.729" calcext:value-type="percentage">
            <text:p>72.90%</text:p>
          </table:table-cell>
          <table:table-cell table:style-name="ce39" table:formula="of:=[.S23]/[.O23]" office:value-type="currency" office:currency="USD" office:value="0.461811091854419" calcext:value-type="currency">
            <text:p>$0.4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0" calcext:value-type="float">
            <text:p>198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4:.I24])" office:value-type="float" office:value="2445" calcext:value-type="float">
            <text:p>2,445</text:p>
          </table:table-cell>
          <table:table-cell table:style-name="ce7" office:value-type="float" office:value="1262" calcext:value-type="float">
            <text:p>1,26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11+89" office:value-type="float" office:value="400" calcext:value-type="float">
            <text:p>400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689" calcext:value-type="float">
            <text:p>8,689</text:p>
          </table:table-cell>
          <table:table-cell table:style-name="ce18"/>
          <table:table-cell table:style-name="ce17" office:value-type="float" office:value="366400000" calcext:value-type="float">
            <text:p>366,400,000</text:p>
          </table:table-cell>
          <table:table-cell table:style-name="ce18"/>
          <table:table-cell table:style-name="ce26" table:formula="of:=[.R24]+[.U24]" office:value-type="currency" office:value="236798000" calcext:value-type="currency">
            <text:p>$236,798,000</text:p>
          </table:table-cell>
          <table:table-cell table:style-name="ce26" office:value-type="currency" office:value="183642000" calcext:value-type="currency">
            <text:p>$183,642,000</text:p>
          </table:table-cell>
          <table:table-cell table:style-name="ce26" office:value-type="currency" office:value="172971000" calcext:value-type="currency">
            <text:p>$172,971,000</text:p>
          </table:table-cell>
          <table:table-cell table:style-name="ce25" table:formula="of:=[.R24]-[.S24]" office:value-type="currency" office:value="10671000" calcext:value-type="currency">
            <text:p>$10,671,000</text:p>
          </table:table-cell>
          <table:table-cell table:style-name="ce26" office:value-type="currency" office:value="53156000" calcext:value-type="currency">
            <text:p>$53,156,000</text:p>
          </table:table-cell>
          <table:table-cell table:style-name="ce25" table:formula="of:=[.U24]/2" office:value-type="currency" office:value="26578000" calcext:value-type="currency">
            <text:p>$26,578,000</text:p>
          </table:table-cell>
          <table:table-cell table:style-name="ce25"/>
          <table:table-cell table:style-name="ce25" table:formula="of:=[.U24]/2" office:value-type="currency" office:value="26578000" calcext:value-type="currency">
            <text:p>$26,578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236798000" calcext:value-type="currency">
            <text:p>$236,798,000</text:p>
          </table:table-cell>
          <table:table-cell table:style-name="ce26" office:value-type="currency" office:value="179016000" calcext:value-type="currency">
            <text:p>$179,016,000</text:p>
          </table:table-cell>
          <table:table-cell table:style-name="ce37" office:value-type="percentage" office:value="0.713" calcext:value-type="percentage">
            <text:p>71.30%</text:p>
          </table:table-cell>
          <table:table-cell table:style-name="ce39" table:formula="of:=[.S24]/[.O24]" office:value-type="currency" office:currency="USD" office:value="0.472082423580786" calcext:value-type="currency">
            <text:p>$0.4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1" calcext:value-type="float">
            <text:p>198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5:.I25])" office:value-type="float" office:value="2632" calcext:value-type="float">
            <text:p>2,632</text:p>
          </table:table-cell>
          <table:table-cell table:style-name="ce7" office:value-type="float" office:value="1403" calcext:value-type="float">
            <text:p>1,403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258+188" office:value-type="float" office:value="446" calcext:value-type="float">
            <text:p>446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906" calcext:value-type="float">
            <text:p>8,906</text:p>
          </table:table-cell>
          <table:table-cell table:style-name="ce18"/>
          <table:table-cell table:style-name="ce17" office:value-type="float" office:value="392000000" calcext:value-type="float">
            <text:p>392,000,000</text:p>
          </table:table-cell>
          <table:table-cell table:style-name="ce18"/>
          <table:table-cell table:style-name="ce26" office:value-type="currency" office:value="284408000" calcext:value-type="currency">
            <text:p>$284,408,000</text:p>
          </table:table-cell>
          <table:table-cell table:style-name="ce26" office:value-type="currency" office:value="214974000" calcext:value-type="currency">
            <text:p>$214,974,000</text:p>
          </table:table-cell>
          <table:table-cell table:style-name="ce26" office:value-type="currency" office:value="205697000" calcext:value-type="currency">
            <text:p>$205,697,000</text:p>
          </table:table-cell>
          <table:table-cell table:style-name="ce25" table:formula="of:=[.R25]-[.S25]" office:value-type="currency" office:value="9276999.99999997" calcext:value-type="currency">
            <text:p>$9,277,000</text:p>
          </table:table-cell>
          <table:table-cell table:style-name="ce26" office:value-type="currency" office:value="69434000" calcext:value-type="currency">
            <text:p>$69,434,000</text:p>
          </table:table-cell>
          <table:table-cell table:style-name="ce25" table:formula="of:=[.U25]*(13/(13+15.8))" office:value-type="currency" office:value="31341736.1111111" calcext:value-type="currency">
            <text:p>$31,341,736</text:p>
          </table:table-cell>
          <table:table-cell table:style-name="ce25"/>
          <table:table-cell table:style-name="ce25" table:formula="of:=[.U25]*(15.8/(13+15.8))" office:value-type="currency" office:value="38092263.8888889" calcext:value-type="currency">
            <text:p>$38,092,264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284408000" calcext:value-type="currency">
            <text:p>$284,408,000</text:p>
          </table:table-cell>
          <table:table-cell table:style-name="ce26" office:value-type="currency" office:value="215004000" calcext:value-type="currency">
            <text:p>$215,004,000</text:p>
          </table:table-cell>
          <table:table-cell table:style-name="ce37" office:value-type="percentage" office:value="0.711" calcext:value-type="percentage">
            <text:p>71.10%</text:p>
          </table:table-cell>
          <table:table-cell table:style-name="ce39" table:formula="of:=[.S25]/[.O25]" office:value-type="currency" office:currency="USD" office:value="0.524737244897959" calcext:value-type="currency">
            <text:p>$0.5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2" calcext:value-type="float">
            <text:p>198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6:.I26])" office:value-type="float" office:value="2713" calcext:value-type="float">
            <text:p>2,713</text:p>
          </table:table-cell>
          <table:table-cell table:style-name="ce7" office:value-type="float" office:value="1556" calcext:value-type="float">
            <text:p>1,556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78+196" office:value-type="float" office:value="374" calcext:value-type="float">
            <text:p>374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200" calcext:value-type="float">
            <text:p>9,200</text:p>
          </table:table-cell>
          <table:table-cell table:style-name="ce18"/>
          <table:table-cell table:style-name="ce17" office:value-type="float" office:value="401200000" calcext:value-type="float">
            <text:p>401,200,000</text:p>
          </table:table-cell>
          <table:table-cell table:style-name="ce18"/>
          <table:table-cell table:style-name="ce25" table:formula="of:=[.R26]+[.U26]" office:value-type="currency" office:value="333839000" calcext:value-type="currency">
            <text:p>$333,839,000</text:p>
          </table:table-cell>
          <table:table-cell table:style-name="ce26" office:value-type="currency" office:value="240898000" calcext:value-type="currency">
            <text:p>$240,898,000</text:p>
          </table:table-cell>
          <table:table-cell table:style-name="ce26" office:value-type="currency" office:value="230794000" calcext:value-type="currency">
            <text:p>$230,794,000</text:p>
          </table:table-cell>
          <table:table-cell table:style-name="ce25" table:formula="of:=[.R26]-[.S26]" office:value-type="currency" office:value="10104000" calcext:value-type="currency">
            <text:p>$10,104,000</text:p>
          </table:table-cell>
          <table:table-cell table:style-name="ce26" office:value-type="currency" office:value="92941000" calcext:value-type="currency">
            <text:p>$92,941,000</text:p>
          </table:table-cell>
          <table:table-cell table:style-name="ce25" table:formula="of:=[.U26]*(15.1/(15.1+16.5))" office:value-type="currency" office:value="44411680.3797468" calcext:value-type="currency">
            <text:p>$44,411,680</text:p>
          </table:table-cell>
          <table:table-cell table:style-name="ce25"/>
          <table:table-cell table:style-name="ce25" table:formula="of:=[.U26]*(16.5/(15.1+16.5))" office:value-type="currency" office:value="48529319.6202532" calcext:value-type="currency">
            <text:p>$48,529,32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333839000" calcext:value-type="currency">
            <text:p>$333,839,000</text:p>
          </table:table-cell>
          <table:table-cell table:style-name="ce26" office:value-type="currency" office:value="254724000" calcext:value-type="currency">
            <text:p>$254,724,000</text:p>
          </table:table-cell>
          <table:table-cell table:style-name="ce37" office:value-type="percentage" office:value="0.686" calcext:value-type="percentage">
            <text:p>68.60%</text:p>
          </table:table-cell>
          <table:table-cell table:style-name="ce39" table:formula="of:=[.S26]/[.O26]" office:value-type="currency" office:currency="USD" office:value="0.575259222333001" calcext:value-type="currency">
            <text:p>$0.5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3" calcext:value-type="float">
            <text:p>198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7:.I27])" office:value-type="float" office:value="2715" calcext:value-type="float">
            <text:p>2,715</text:p>
          </table:table-cell>
          <table:table-cell table:style-name="ce7" office:value-type="float" office:value="1561" calcext:value-type="float">
            <text:p>1,56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75+196" office:value-type="float" office:value="371" calcext:value-type="float">
            <text:p>371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414" calcext:value-type="float">
            <text:p>9,414</text:p>
          </table:table-cell>
          <table:table-cell table:style-name="ce18"/>
          <table:table-cell table:style-name="ce17" office:value-type="float" office:value="405700000" calcext:value-type="float">
            <text:p>405,700,000</text:p>
          </table:table-cell>
          <table:table-cell table:style-name="ce18"/>
          <table:table-cell table:style-name="ce26" office:value-type="currency" office:value="362789000" calcext:value-type="currency">
            <text:p>$362,789,000</text:p>
          </table:table-cell>
          <table:table-cell table:style-name="ce26" office:value-type="currency" office:value="259349000" calcext:value-type="currency">
            <text:p>$259,349,000</text:p>
          </table:table-cell>
          <table:table-cell table:style-name="ce26" office:value-type="currency" office:value="248803000" calcext:value-type="currency">
            <text:p>$248,803,000</text:p>
          </table:table-cell>
          <table:table-cell table:style-name="ce25" table:formula="of:=[.R27]-[.S27]" office:value-type="currency" office:value="10546000" calcext:value-type="currency">
            <text:p>$10,546,000</text:p>
          </table:table-cell>
          <table:table-cell table:style-name="ce26" office:value-type="currency" office:value="103400000" calcext:value-type="currency">
            <text:p>$103,400,000</text:p>
          </table:table-cell>
          <table:table-cell table:style-name="ce25" table:formula="of:=[.U27]*(15.1/(15.1+16.4))" office:value-type="currency" office:value="49566349.2063492" calcext:value-type="currency">
            <text:p>$49,566,349</text:p>
          </table:table-cell>
          <table:table-cell table:style-name="ce25"/>
          <table:table-cell table:style-name="ce25" table:formula="of:=[.U27]*(16.4/(15.1+16.4))" office:value-type="currency" office:value="53833650.7936508" calcext:value-type="currency">
            <text:p>$53,833,651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362789000" calcext:value-type="currency">
            <text:p>$362,789,000</text:p>
          </table:table-cell>
          <table:table-cell table:style-name="ce26" office:value-type="currency" office:value="279485000" calcext:value-type="currency">
            <text:p>$279,485,000</text:p>
          </table:table-cell>
          <table:table-cell table:style-name="ce37" office:value-type="percentage" office:value="0.685" calcext:value-type="percentage">
            <text:p>68.50%</text:p>
          </table:table-cell>
          <table:table-cell table:style-name="ce39" table:formula="of:=[.S27]/[.O27]" office:value-type="currency" office:currency="USD" office:value="0.61326842494454" calcext:value-type="currency">
            <text:p>$0.61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4" calcext:value-type="float">
            <text:p>198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8:.I28])" office:value-type="float" office:value="2612" calcext:value-type="float">
            <text:p>2,612</text:p>
          </table:table-cell>
          <table:table-cell table:style-name="ce7" office:value-type="float" office:value="1465" calcext:value-type="float">
            <text:p>1,46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69+196" office:value-type="float" office:value="365" calcext:value-type="float">
            <text:p>365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14" calcext:value-type="float">
            <text:p>9,614</text:p>
          </table:table-cell>
          <table:table-cell table:style-name="ce18"/>
          <table:table-cell table:style-name="ce17" office:value-type="float" office:value="427700000" calcext:value-type="float">
            <text:p>427,700,000</text:p>
          </table:table-cell>
          <table:table-cell table:style-name="ce18"/>
          <table:table-cell table:style-name="ce26" office:value-type="currency" office:value="393018000" calcext:value-type="currency">
            <text:p>$393,018,000</text:p>
          </table:table-cell>
          <table:table-cell table:style-name="ce26" office:value-type="currency" office:value="283200000" calcext:value-type="currency">
            <text:p>$283,200,000</text:p>
          </table:table-cell>
          <table:table-cell table:style-name="ce26" office:value-type="currency" office:value="270563000" calcext:value-type="currency">
            <text:p>$270,563,000</text:p>
          </table:table-cell>
          <table:table-cell table:style-name="ce26" office:value-type="currency" office:value="12604000" calcext:value-type="currency">
            <text:p>$12,604,000</text:p>
          </table:table-cell>
          <table:table-cell table:style-name="ce26" office:value-type="currency" office:value="109851000" calcext:value-type="currency">
            <text:p>$109,851,000</text:p>
          </table:table-cell>
          <table:table-cell table:style-name="ce25"/>
          <table:table-cell table:style-name="ce26"/>
          <table:table-cell table:style-name="ce26" office:value-type="currency" office:value="61000000" calcext:value-type="currency">
            <text:p>$61,00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393018000" calcext:value-type="currency">
            <text:p>$393,018,000</text:p>
          </table:table-cell>
          <table:table-cell table:style-name="ce26" office:value-type="currency" office:value="299863000" calcext:value-type="currency">
            <text:p>$299,863,000</text:p>
          </table:table-cell>
          <table:table-cell table:style-name="ce37" office:value-type="percentage" office:value="0.693" calcext:value-type="percentage">
            <text:p>69.3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5" calcext:value-type="float">
            <text:p>198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9:.I29])" office:value-type="float" office:value="2620" calcext:value-type="float">
            <text:p>2,620</text:p>
          </table:table-cell>
          <table:table-cell table:style-name="ce7" office:value-type="float" office:value="1512" calcext:value-type="float">
            <text:p>1,51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88+196" office:value-type="float" office:value="284" calcext:value-type="float">
            <text:p>284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28" calcext:value-type="float">
            <text:p>9,628</text:p>
          </table:table-cell>
          <table:table-cell table:style-name="ce18"/>
          <table:table-cell table:style-name="ce17" office:value-type="float" office:value="432200000" calcext:value-type="float">
            <text:p>432,200,000</text:p>
          </table:table-cell>
          <table:table-cell table:style-name="ce18"/>
          <table:table-cell table:style-name="ce26" office:value-type="currency" office:value="426972000" calcext:value-type="currency">
            <text:p>$426,972,000</text:p>
          </table:table-cell>
          <table:table-cell table:style-name="ce25" table:formula="of:=SUM([.S29:.T29])" office:value-type="currency" office:value="301586000" calcext:value-type="currency">
            <text:p>$301,586,000</text:p>
          </table:table-cell>
          <table:table-cell table:style-name="ce25" office:value-type="currency" office:value="287742000" calcext:value-type="currency">
            <text:p>$287,742,000</text:p>
          </table:table-cell>
          <table:table-cell table:style-name="ce26" office:value-type="currency" office:value="13844000" calcext:value-type="currency">
            <text:p>$13,844,000</text:p>
          </table:table-cell>
          <table:table-cell table:style-name="ce26" office:value-type="currency" office:value="125386000" calcext:value-type="currency">
            <text:p>$125,386,000</text:p>
          </table:table-cell>
          <table:table-cell table:style-name="ce25" table:number-columns-repeated="4"/>
          <table:table-cell table:style-name="ce26" office:value-type="currency" office:value="427000000" calcext:value-type="currency">
            <text:p>$427,000,000</text:p>
          </table:table-cell>
          <table:table-cell table:style-name="ce25"/>
          <table:table-cell table:style-name="ce37" office:value-type="percentage" office:value="0.681" calcext:value-type="percentage">
            <text:p>68.10%</text:p>
          </table:table-cell>
          <table:table-cell table:style-name="ce39" table:formula="of:=[.S29]/[.O29]" office:value-type="currency" office:currency="USD" office:value="0.66576122165664" calcext:value-type="currency">
            <text:p>$0.6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6" calcext:value-type="float">
            <text:p>198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0:.I30])" office:value-type="float" office:value="2638" calcext:value-type="float">
            <text:p>2,638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36" calcext:value-type="float">
            <text:p>9,636</text:p>
          </table:table-cell>
          <table:table-cell table:style-name="ce18"/>
          <table:table-cell table:style-name="ce17" office:value-type="float" office:value="441000000" calcext:value-type="float">
            <text:p>441,000,000</text:p>
          </table:table-cell>
          <table:table-cell table:style-name="ce18"/>
          <table:table-cell table:style-name="ce25"/>
          <table:table-cell table:style-name="ce26" office:value-type="currency" office:value="334800000" calcext:value-type="currency">
            <text:p>$334,800,000</text:p>
          </table:table-cell>
          <table:table-cell table:style-name="ce25" table:number-columns-repeated="2"/>
          <table:table-cell table:style-name="ce26" office:value-type="currency" office:value="126200000" calcext:value-type="currency">
            <text:p>$126,200,000</text:p>
          </table:table-cell>
          <table:table-cell table:style-name="ce25" table:number-columns-repeated="4"/>
          <table:table-cell table:style-name="ce26" office:value-type="currency" office:value="461000000" calcext:value-type="currency">
            <text:p>$461,000,000</text:p>
          </table:table-cell>
          <table:table-cell table:style-name="ce25"/>
          <table:table-cell table:style-name="ce37" office:value-type="percentage" office:value="0.695" calcext:value-type="percentage">
            <text:p>69.5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7" calcext:value-type="float">
            <text:p>198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1:.I31])" office:value-type="float" office:value="2743" calcext:value-type="float">
            <text:p>2,743</text:p>
          </table:table-cell>
          <table:table-cell table:style-name="ce7" office:value-type="float" office:value="1570" calcext:value-type="float">
            <text:p>1,570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734" calcext:value-type="float">
            <text:p>9,734</text:p>
          </table:table-cell>
          <table:table-cell table:style-name="ce18"/>
          <table:table-cell table:style-name="ce17" office:value-type="float" office:value="456900000" calcext:value-type="float">
            <text:p>456,900,000</text:p>
          </table:table-cell>
          <table:table-cell table:style-name="ce18"/>
          <table:table-cell table:style-name="ce25"/>
          <table:table-cell table:style-name="ce26" office:value-type="currency" office:value="357700000" calcext:value-type="currency">
            <text:p>$357,700,000</text:p>
          </table:table-cell>
          <table:table-cell table:style-name="ce25" table:number-columns-repeated="2"/>
          <table:table-cell table:style-name="ce26" office:value-type="currency" office:value="136800000" calcext:value-type="currency">
            <text:p>$136,800,000</text:p>
          </table:table-cell>
          <table:table-cell table:style-name="ce25" table:number-columns-repeated="4"/>
          <table:table-cell table:style-name="ce26" office:value-type="currency" office:value="494500000" calcext:value-type="currency">
            <text:p>$494,500,000</text:p>
          </table:table-cell>
          <table:table-cell table:style-name="ce25"/>
          <table:table-cell table:style-name="ce37" office:value-type="percentage" office:value="0.7" calcext:value-type="percentage">
            <text:p>70.0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8" calcext:value-type="float">
            <text:p>198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2:.I32])" office:value-type="float" office:value="2873" calcext:value-type="float">
            <text:p>2,873</text:p>
          </table:table-cell>
          <table:table-cell table:style-name="ce7" office:value-type="float" office:value="1648" calcext:value-type="float">
            <text:p>1,648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963" calcext:value-type="float">
            <text:p>9,963</text:p>
          </table:table-cell>
          <table:table-cell table:style-name="ce18"/>
          <table:table-cell table:style-name="ce17" office:value-type="float" office:value="463500000" calcext:value-type="float">
            <text:p>463,500,000</text:p>
          </table:table-cell>
          <table:table-cell table:style-name="ce18"/>
          <table:table-cell table:style-name="ce25"/>
          <table:table-cell table:style-name="ce26" office:value-type="currency" office:value="381500000" calcext:value-type="currency">
            <text:p>$381,500,000</text:p>
          </table:table-cell>
          <table:table-cell table:style-name="ce25" table:number-columns-repeated="2"/>
          <table:table-cell table:style-name="ce26" office:value-type="currency" office:value="150400000" calcext:value-type="currency">
            <text:p>$150,400,000</text:p>
          </table:table-cell>
          <table:table-cell table:style-name="ce25" table:number-columns-repeated="4"/>
          <table:table-cell table:style-name="ce26" office:value-type="currency" office:value="531900000" calcext:value-type="currency">
            <text:p>$531,900,000</text:p>
          </table:table-cell>
          <table:table-cell table:style-name="ce25"/>
          <table:table-cell table:style-name="ce37" office:value-type="percentage" office:value="0.695" calcext:value-type="percentage">
            <text:p>69.5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9" calcext:value-type="float">
            <text:p>198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3:.I33])" office:value-type="float" office:value="2906" calcext:value-type="float">
            <text:p>2,906</text:p>
          </table:table-cell>
          <table:table-cell table:style-name="ce7" office:value-type="float" office:value="1687" calcext:value-type="float">
            <text:p>1,68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176" calcext:value-type="float">
            <text:p>10,176</text:p>
          </table:table-cell>
          <table:table-cell table:style-name="ce18"/>
          <table:table-cell table:style-name="ce17" office:value-type="float" office:value="450700000" calcext:value-type="float">
            <text:p>450,700,000</text:p>
          </table:table-cell>
          <table:table-cell table:style-name="ce18"/>
          <table:table-cell table:style-name="ce25"/>
          <table:table-cell table:style-name="ce26" office:value-type="currency" office:value="401700000" calcext:value-type="currency">
            <text:p>$401,700,000</text:p>
          </table:table-cell>
          <table:table-cell table:style-name="ce25" table:number-columns-repeated="2"/>
          <table:table-cell table:style-name="ce26" office:value-type="currency" office:value="159800000" calcext:value-type="currency">
            <text:p>$159,800,000</text:p>
          </table:table-cell>
          <table:table-cell table:style-name="ce25" table:number-columns-repeated="4"/>
          <table:table-cell table:style-name="ce26" office:value-type="currency" office:value="561500000" calcext:value-type="currency">
            <text:p>$561,500,000</text:p>
          </table:table-cell>
          <table:table-cell table:style-name="ce25"/>
          <table:table-cell table:style-name="ce37" office:value-type="percentage" office:value="0.692" calcext:value-type="percentage">
            <text:p>69.2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0" calcext:value-type="float">
            <text:p>199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4:.I34])" office:value-type="float" office:value="2926" calcext:value-type="float">
            <text:p>2,926</text:p>
          </table:table-cell>
          <table:table-cell table:style-name="ce7" office:value-type="float" office:value="1744" calcext:value-type="float">
            <text:p>1,744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351" calcext:value-type="float">
            <text:p>10,351</text:p>
          </table:table-cell>
          <table:table-cell table:style-name="ce18"/>
          <table:table-cell table:style-name="ce17" office:value-type="float" office:value="459200000" calcext:value-type="float">
            <text:p>459,200,000</text:p>
          </table:table-cell>
          <table:table-cell table:style-name="ce18"/>
          <table:table-cell table:style-name="ce25"/>
          <table:table-cell table:style-name="ce26" office:value-type="currency" office:value="440400000" calcext:value-type="currency">
            <text:p>$440,400,000</text:p>
          </table:table-cell>
          <table:table-cell table:style-name="ce25" table:number-columns-repeated="2"/>
          <table:table-cell table:style-name="ce26" office:value-type="currency" office:value="187900000" calcext:value-type="currency">
            <text:p>$187,900,000</text:p>
          </table:table-cell>
          <table:table-cell table:style-name="ce25" table:number-columns-repeated="4"/>
          <table:table-cell table:style-name="ce26" office:value-type="currency" office:value="628300000" calcext:value-type="currency">
            <text:p>$628,300,000</text:p>
          </table:table-cell>
          <table:table-cell table:style-name="ce25"/>
          <table:table-cell table:style-name="ce37" office:value-type="percentage" office:value="0.674" calcext:value-type="percentage">
            <text:p>67.4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1" calcext:value-type="float">
            <text:p>199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5:.I35])" office:value-type="float" office:value="2836" calcext:value-type="float">
            <text:p>2,836</text:p>
          </table:table-cell>
          <table:table-cell table:style-name="ce7" office:value-type="float" office:value="1677" calcext:value-type="float">
            <text:p>1,677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218" calcext:value-type="float">
            <text:p>10,218</text:p>
          </table:table-cell>
          <table:table-cell table:style-name="ce18"/>
          <table:table-cell table:style-name="ce17" office:value-type="float" office:value="424200000" calcext:value-type="float">
            <text:p>424,200,000</text:p>
          </table:table-cell>
          <table:table-cell table:style-name="ce18"/>
          <table:table-cell table:style-name="ce25"/>
          <table:table-cell table:style-name="ce26" office:value-type="currency" office:value="430700000" calcext:value-type="currency">
            <text:p>$430,700,000</text:p>
          </table:table-cell>
          <table:table-cell table:style-name="ce25" table:number-columns-repeated="2"/>
          <table:table-cell table:style-name="ce26" office:value-type="currency" office:value="231900000" calcext:value-type="currency">
            <text:p>$231,900,000</text:p>
          </table:table-cell>
          <table:table-cell table:style-name="ce25" table:number-columns-repeated="4"/>
          <table:table-cell table:style-name="ce26" office:value-type="currency" office:value="662600000" calcext:value-type="currency">
            <text:p>$662,600,000</text:p>
          </table:table-cell>
          <table:table-cell table:style-name="ce25"/>
          <table:table-cell table:style-name="ce37" office:value-type="percentage" office:value="0.653" calcext:value-type="percentage">
            <text:p>65.3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2" calcext:value-type="float">
            <text:p>199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6:.I36])" office:value-type="float" office:value="2689" calcext:value-type="float">
            <text:p>2,689</text:p>
          </table:table-cell>
          <table:table-cell table:style-name="ce7" office:value-type="float" office:value="1592" calcext:value-type="float">
            <text:p>1,59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051" calcext:value-type="float">
            <text:p>10,051</text:p>
          </table:table-cell>
          <table:table-cell table:style-name="ce18"/>
          <table:table-cell table:style-name="ce17" office:value-type="float" office:value="404300000" calcext:value-type="float">
            <text:p>404,300,000</text:p>
          </table:table-cell>
          <table:table-cell table:style-name="ce18"/>
          <table:table-cell table:style-name="ce25"/>
          <table:table-cell table:style-name="ce26" office:value-type="currency" office:value="446400000" calcext:value-type="currency">
            <text:p>$446,400,000</text:p>
          </table:table-cell>
          <table:table-cell table:style-name="ce25" table:number-columns-repeated="2"/>
          <table:table-cell table:style-name="ce26" office:value-type="currency" office:value="244600000" calcext:value-type="currency">
            <text:p>$244,600,000</text:p>
          </table:table-cell>
          <table:table-cell table:style-name="ce25" table:number-columns-repeated="4"/>
          <table:table-cell table:style-name="ce26" office:value-type="currency" office:value="691000000" calcext:value-type="currency">
            <text:p>$691,000,000</text:p>
          </table:table-cell>
          <table:table-cell table:style-name="ce25"/>
          <table:table-cell table:style-name="ce37" office:value-type="percentage" office:value="0.662" calcext:value-type="percentage">
            <text:p>66.2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3" calcext:value-type="float">
            <text:p>199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7:.I37])" office:value-type="float" office:value="2622" calcext:value-type="float">
            <text:p>2,622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717" calcext:value-type="float">
            <text:p>9,717</text:p>
          </table:table-cell>
          <table:table-cell table:style-name="ce18"/>
          <table:table-cell table:style-name="ce17" office:value-type="float" office:value="393500000" calcext:value-type="float">
            <text:p>393,500,000</text:p>
          </table:table-cell>
          <table:table-cell table:style-name="ce18"/>
          <table:table-cell table:style-name="ce26" office:value-type="currency" office:value="681125000" calcext:value-type="currency">
            <text:p>$681,125,000</text:p>
          </table:table-cell>
          <table:table-cell table:style-name="ce26" office:value-type="currency" office:value="447000000" calcext:value-type="currency">
            <text:p>$447,000,000</text:p>
          </table:table-cell>
          <table:table-cell table:style-name="ce26" office:value-type="currency" office:value="425426000" calcext:value-type="currency">
            <text:p>$425,426,000</text:p>
          </table:table-cell>
          <table:table-cell table:style-name="ce25" table:formula="of:=[.R37]-[.S37]" office:value-type="currency" office:value="21573999.9999999" calcext:value-type="currency">
            <text:p>$21,574,000</text:p>
          </table:table-cell>
          <table:table-cell table:style-name="ce26" office:value-type="currency" office:value="234100000" calcext:value-type="currency">
            <text:p>$234,100,000</text:p>
          </table:table-cell>
          <table:table-cell table:style-name="ce25" table:formula="of:=[.U37]/2" office:value-type="currency" office:value="117050000" calcext:value-type="currency">
            <text:p>$117,050,000</text:p>
          </table:table-cell>
          <table:table-cell table:style-name="ce25"/>
          <table:table-cell table:style-name="ce25" table:formula="of:=[.U37]/2" office:value-type="currency" office:value="117050000" calcext:value-type="currency">
            <text:p>$117,050,000</text:p>
          </table:table-cell>
          <table:table-cell table:style-name="ce25"/>
          <table:table-cell table:style-name="ce26" office:value-type="currency" office:value="681125000" calcext:value-type="currency">
            <text:p>$681,125,000</text:p>
          </table:table-cell>
          <table:table-cell table:style-name="ce26" office:value-type="currency" office:value="535248000" calcext:value-type="currency">
            <text:p>$535,248,000</text:p>
          </table:table-cell>
          <table:table-cell table:style-name="ce37" office:value-type="percentage" office:value="0.657" calcext:value-type="percentage">
            <text:p>65.70%</text:p>
          </table:table-cell>
          <table:table-cell table:style-name="ce39"/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4" calcext:value-type="float">
            <text:p>199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8:.I38])" office:value-type="float" office:value="2621" calcext:value-type="float">
            <text:p>2,621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21" calcext:value-type="float">
            <text:p>9,621</text:p>
          </table:table-cell>
          <table:table-cell table:style-name="ce18"/>
          <table:table-cell table:style-name="ce17" office:value-type="float" office:value="388300000" calcext:value-type="float">
            <text:p>388,300,000</text:p>
          </table:table-cell>
          <table:table-cell table:style-name="ce18"/>
          <table:table-cell table:style-name="ce25" table:formula="of:=SUM([.R38];[.U38])" office:value-type="currency" office:value="651894000" calcext:value-type="currency">
            <text:p>$651,894,000</text:p>
          </table:table-cell>
          <table:table-cell table:style-name="ce26" office:value-type="currency" office:value="444794000" calcext:value-type="currency">
            <text:p>$444,794,000</text:p>
          </table:table-cell>
          <table:table-cell table:style-name="ce25" office:value-type="currency" office:value="420519000" calcext:value-type="currency">
            <text:p>$420,519,000</text:p>
          </table:table-cell>
          <table:table-cell table:style-name="ce25" table:formula="of:=[.R38]-[.S38]" office:value-type="currency" office:value="24275000" calcext:value-type="currency">
            <text:p>$24,275,000</text:p>
          </table:table-cell>
          <table:table-cell table:style-name="ce26" office:value-type="currency" office:value="207100000" calcext:value-type="currency">
            <text:p>$207,100,000</text:p>
          </table:table-cell>
          <table:table-cell table:style-name="ce25" table:formula="of:=[.U38]-[.X38]" office:value-type="currency" office:value="95400000" calcext:value-type="currency">
            <text:p>$95,400,000</text:p>
          </table:table-cell>
          <table:table-cell table:style-name="ce26"/>
          <table:table-cell table:style-name="ce26" office:value-type="currency" office:value="111700000" calcext:value-type="currency">
            <text:p>$111,700,000</text:p>
          </table:table-cell>
          <table:table-cell table:style-name="ce32" office:value-type="string" calcext:value-type="string">
            <text:p>-</text:p>
          </table:table-cell>
          <table:table-cell table:style-name="ce26" office:value-type="currency" office:value="671900000" calcext:value-type="currency">
            <text:p>$671,900,000</text:p>
          </table:table-cell>
          <table:table-cell table:style-name="ce25"/>
          <table:table-cell table:style-name="ce37" office:value-type="percentage" office:value="0.694" calcext:value-type="percentage">
            <text:p>69.40%</text:p>
          </table:table-cell>
          <table:table-cell table:style-name="ce39" table:formula="of:=[.S38]/[.O38]" office:value-type="currency" office:currency="USD" office:value="1.08297450424929" calcext:value-type="currency">
            <text:p>$1.0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5" calcext:value-type="float">
            <text:p>199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9:.I39])" office:value-type="float" office:value="2580" calcext:value-type="float">
            <text:p>2,580</text:p>
          </table:table-cell>
          <table:table-cell table:style-name="ce7" office:value-type="float" office:value="1542" calcext:value-type="float">
            <text:p>1,5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459" calcext:value-type="float">
            <text:p>9,459</text:p>
          </table:table-cell>
          <table:table-cell table:style-name="ce18"/>
          <table:table-cell table:style-name="ce17" office:value-type="float" office:value="388200000" calcext:value-type="float">
            <text:p>388,200,000</text:p>
          </table:table-cell>
          <table:table-cell table:style-name="ce17"/>
          <table:table-cell table:style-name="ce25" table:formula="of:=SUM([.R39];[.U39])" office:value-type="currency" office:value="671854000" calcext:value-type="currency">
            <text:p>$671,854,000</text:p>
          </table:table-cell>
          <table:table-cell table:style-name="ce26" office:value-type="currency" office:value="457254000" calcext:value-type="currency">
            <text:p>$457,254,000</text:p>
          </table:table-cell>
          <table:table-cell table:style-name="ce25" office:value-type="currency" office:value="435027000" calcext:value-type="currency">
            <text:p>$435,027,000</text:p>
          </table:table-cell>
          <table:table-cell table:style-name="ce25" table:formula="of:=[.R39]-[.S39]" office:value-type="currency" office:value="22227000" calcext:value-type="currency">
            <text:p>$22,227,000</text:p>
          </table:table-cell>
          <table:table-cell table:style-name="ce26" office:value-type="currency" office:value="214600000" calcext:value-type="currency">
            <text:p>$214,600,000</text:p>
          </table:table-cell>
          <table:table-cell table:style-name="ce25" table:formula="of:=[.U39]-[.X39]" office:value-type="currency" office:value="111000000" calcext:value-type="currency">
            <text:p>$111,000,000</text:p>
          </table:table-cell>
          <table:table-cell table:style-name="ce26"/>
          <table:table-cell table:style-name="ce26" office:value-type="currency" office:value="103600000" calcext:value-type="currency">
            <text:p>$103,600,000</text:p>
          </table:table-cell>
          <table:table-cell table:style-name="ce32" office:value-type="string" calcext:value-type="string">
            <text:p>-</text:p>
          </table:table-cell>
          <table:table-cell table:style-name="ce26" office:value-type="currency" office:value="671838000" calcext:value-type="currency">
            <text:p>$671,838,000</text:p>
          </table:table-cell>
          <table:table-cell table:style-name="ce25"/>
          <table:table-cell table:style-name="ce37" office:value-type="percentage" office:value="0.693" calcext:value-type="percentage">
            <text:p>69.30%</text:p>
          </table:table-cell>
          <table:table-cell table:style-name="ce39" table:formula="of:=[.S39]/[.O39]" office:value-type="currency" office:currency="USD" office:value="1.12062596599691" calcext:value-type="currency">
            <text:p>$1.1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6" calcext:value-type="float">
            <text:p>199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0:.I40])" office:value-type="float" office:value="2581" calcext:value-type="float">
            <text:p>2,581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129" calcext:value-type="float">
            <text:p>9,129</text:p>
          </table:table-cell>
          <table:table-cell table:style-name="ce18"/>
          <table:table-cell table:style-name="ce17" office:value-type="float" office:value="372400000" calcext:value-type="float">
            <text:p>372,400,000</text:p>
          </table:table-cell>
          <table:table-cell table:style-name="ce17"/>
          <table:table-cell table:style-name="ce25" table:formula="of:=SUM([.R40];[.U40])" office:value-type="currency" office:value="683990000" calcext:value-type="currency">
            <text:p>$683,990,000</text:p>
          </table:table-cell>
          <table:table-cell table:style-name="ce26" office:value-type="currency" office:value="514787000" calcext:value-type="currency">
            <text:p>$514,787,000</text:p>
          </table:table-cell>
          <table:table-cell table:style-name="ce25" office:value-type="currency" office:value="491433000" calcext:value-type="currency">
            <text:p>$491,433,000</text:p>
          </table:table-cell>
          <table:table-cell table:style-name="ce25"/>
          <table:table-cell table:style-name="ce25" table:formula="of:=SUM([.V40:.Y40])" office:value-type="currency" office:value="169203000" calcext:value-type="currency">
            <text:p>$169,203,000</text:p>
          </table:table-cell>
          <table:table-cell table:style-name="ce26" office:value-type="currency" office:value="79203000" calcext:value-type="currency">
            <text:p>$79,203,000</text:p>
          </table:table-cell>
          <table:table-cell table:style-name="ce26"/>
          <table:table-cell table:style-name="ce26" office:value-type="currency" office:value="90000000" calcext:value-type="currency">
            <text:p>$90,000,000</text:p>
          </table:table-cell>
          <table:table-cell table:style-name="ce32"/>
          <table:table-cell table:style-name="ce26" office:value-type="currency" office:value="690432000" calcext:value-type="currency">
            <text:p>$690,432,000</text:p>
          </table:table-cell>
          <table:table-cell table:style-name="ce25"/>
          <table:table-cell table:style-name="ce37" office:value-type="percentage" office:value="0.757" calcext:value-type="percentage">
            <text:p>75.70%</text:p>
          </table:table-cell>
          <table:table-cell table:style-name="ce39" table:formula="of:=[.S40]/[.O40]" office:value-type="currency" office:currency="USD" office:value="1.31963748657358" calcext:value-type="currency">
            <text:p>$1.3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1:.I41])" office:value-type="float" office:value="2504" calcext:value-type="float">
            <text:p>2,504</text:p>
          </table:table-cell>
          <table:table-cell table:style-name="ce7" office:value-type="float" office:value="1468" calcext:value-type="float">
            <text:p>1,4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133" calcext:value-type="float">
            <text:p>9,133</text:p>
          </table:table-cell>
          <table:table-cell table:style-name="ce18"/>
          <table:table-cell table:style-name="ce17" office:value-type="float" office:value="379900000" calcext:value-type="float">
            <text:p>379,900,000</text:p>
          </table:table-cell>
          <table:table-cell table:style-name="ce17"/>
          <table:table-cell table:style-name="ce25" table:formula="of:=SUM([.R41];[.U41])" office:value-type="currency" office:value="718311000" calcext:value-type="currency">
            <text:p>$718,311,000</text:p>
          </table:table-cell>
          <table:table-cell table:style-name="ce26" office:value-type="currency" office:value="559402000" calcext:value-type="currency">
            <text:p>$559,402,000</text:p>
          </table:table-cell>
          <table:table-cell table:style-name="ce25" office:value-type="currency" office:value="528703000" calcext:value-type="currency">
            <text:p>$528,703,000</text:p>
          </table:table-cell>
          <table:table-cell table:style-name="ce25"/>
          <table:table-cell table:style-name="ce25" table:formula="of:=SUM([.V41:.Y41])" office:value-type="currency" office:value="158909000" calcext:value-type="currency">
            <text:p>$158,909,000</text:p>
          </table:table-cell>
          <table:table-cell table:style-name="ce25" office:value-type="currency" office:value="80738000" calcext:value-type="currency">
            <text:p>$80,738,000</text:p>
          </table:table-cell>
          <table:table-cell table:style-name="ce26"/>
          <table:table-cell table:style-name="ce26" office:value-type="currency" office:value="78171000" calcext:value-type="currency">
            <text:p>$78,171,000</text:p>
          </table:table-cell>
          <table:table-cell table:style-name="ce32"/>
          <table:table-cell table:style-name="ce26" office:value-type="currency" office:value="703482000" calcext:value-type="currency">
            <text:p>$703,482,000</text:p>
          </table:table-cell>
          <table:table-cell table:style-name="ce25"/>
          <table:table-cell table:style-name="ce37" office:value-type="percentage" office:value="0.804" calcext:value-type="percentage">
            <text:p>80.40%</text:p>
          </table:table-cell>
          <table:table-cell table:style-name="ce39" table:formula="of:=[.S41]/[.O41]" office:value-type="currency" office:currency="USD" office:value="1.39168991839958" calcext:value-type="currency">
            <text:p>$1.3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95" calcext:value-type="float">
            <text:p>2,395</text:p>
          </table:table-cell>
          <table:table-cell table:style-name="ce7" table:formula="of:=1383+51" office:value-type="float" office:value="1434" calcext:value-type="float">
            <text:p>1,4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804" calcext:value-type="float">
            <text:p>3,804</text:p>
          </table:table-cell>
          <table:table-cell table:style-name="ce5"/>
          <table:table-cell table:style-name="ce17" office:value-type="float" office:value="9462" calcext:value-type="float">
            <text:p>9,462</text:p>
          </table:table-cell>
          <table:table-cell table:style-name="ce18"/>
          <table:table-cell table:style-name="ce16" office:value-type="float" office:value="388689000" calcext:value-type="float">
            <text:p>388,689,000</text:p>
          </table:table-cell>
          <table:table-cell table:style-name="ce16"/>
          <table:table-cell table:style-name="ce27" table:formula="of:=SUM([.R42];[.U42])" office:value-type="currency" office:currency="CAD" office:value="698482733" calcext:value-type="currency">
            <text:p>$698,482,733</text:p>
          </table:table-cell>
          <table:table-cell table:style-name="ce27" table:formula="of:=SUM([.S42:.T42])" office:value-type="currency" office:currency="CAD" office:value="550203733" calcext:value-type="currency">
            <text:p>$550,203,733</text:p>
          </table:table-cell>
          <table:table-cell table:style-name="ce27" office:value-type="currency" office:currency="CAD" office:value="550203733" calcext:value-type="currency">
            <text:p>$550,203,733</text:p>
          </table:table-cell>
          <table:table-cell table:style-name="ce28"/>
          <table:table-cell table:style-name="ce27" table:formula="of:=SUM([.V42:.Y42])" office:value-type="currency" office:currency="CAD" office:value="148279000" calcext:value-type="currency">
            <text:p>$148,279,000</text:p>
          </table:table-cell>
          <table:table-cell table:style-name="ce27" office:value-type="currency" office:currency="CAD" office:value="148279000" calcext:value-type="currency">
            <text:p>$148,279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677587256" calcext:value-type="currency">
            <text:p>$677,587,256</text:p>
          </table:table-cell>
          <table:table-cell table:style-name="ce25"/>
          <table:table-cell table:style-name="ce38" office:value-type="percentage" office:value="0.81" calcext:value-type="percentage">
            <text:p>81.00%</text:p>
          </table:table-cell>
          <table:table-cell table:style-name="ce41" office:value-type="currency" office:currency="USD" office:value="1.39" calcext:value-type="currency">
            <text:p>$1.3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9" calcext:value-type="float">
            <text:p>2,419</text:p>
          </table:table-cell>
          <table:table-cell table:style-name="ce7" table:formula="of:=1350+102" office:value-type="float" office:value="1452" calcext:value-type="float">
            <text:p>1,4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771" calcext:value-type="float">
            <text:p>3,771</text:p>
          </table:table-cell>
          <table:table-cell table:style-name="ce5"/>
          <table:table-cell table:style-name="ce17" office:value-type="float" office:value="10049" calcext:value-type="float">
            <text:p>10,049</text:p>
          </table:table-cell>
          <table:table-cell table:style-name="ce18"/>
          <table:table-cell table:style-name="ce16" office:value-type="float" office:value="392593000" calcext:value-type="float">
            <text:p>392,593,000</text:p>
          </table:table-cell>
          <table:table-cell table:style-name="ce16"/>
          <table:table-cell table:style-name="ce27" table:formula="of:=SUM([.R43];[.U43])" office:value-type="currency" office:currency="CAD" office:value="718641207" calcext:value-type="currency">
            <text:p>$718,641,207</text:p>
          </table:table-cell>
          <table:table-cell table:style-name="ce27" table:formula="of:=SUM([.S43:.T43])" office:value-type="currency" office:currency="CAD" office:value="569753207" calcext:value-type="currency">
            <text:p>$569,753,207</text:p>
          </table:table-cell>
          <table:table-cell table:style-name="ce27" office:value-type="currency" office:currency="CAD" office:value="569753207" calcext:value-type="currency">
            <text:p>$569,753,207</text:p>
          </table:table-cell>
          <table:table-cell table:style-name="ce28"/>
          <table:table-cell table:style-name="ce27" table:formula="of:=SUM([.V43:.Y43])" office:value-type="currency" office:currency="CAD" office:value="148888000" calcext:value-type="currency">
            <text:p>$148,888,000</text:p>
          </table:table-cell>
          <table:table-cell table:style-name="ce27" office:value-type="currency" office:currency="CAD" office:value="148888000" calcext:value-type="currency">
            <text:p>$148,888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681998223" calcext:value-type="currency">
            <text:p>$681,998,223</text:p>
          </table:table-cell>
          <table:table-cell table:style-name="ce25"/>
          <table:table-cell table:style-name="ce38" office:value-type="percentage" office:value="0.84" calcext:value-type="percentage">
            <text:p>84.00%</text:p>
          </table:table-cell>
          <table:table-cell table:style-name="ce41" office:value-type="currency" office:currency="USD" office:value="1.42" calcext:value-type="currency">
            <text:p>$1.4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6" calcext:value-type="float">
            <text:p>2,416</text:p>
          </table:table-cell>
          <table:table-cell table:style-name="ce7" table:formula="of:=1365+101" office:value-type="float" office:value="1466" calcext:value-type="float">
            <text:p>1,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846" calcext:value-type="float">
            <text:p>3,846</text:p>
          </table:table-cell>
          <table:table-cell table:style-name="ce5"/>
          <table:table-cell table:style-name="ce17" office:value-type="float" office:value="10095" calcext:value-type="float">
            <text:p>10,095</text:p>
          </table:table-cell>
          <table:table-cell table:style-name="ce18"/>
          <table:table-cell table:style-name="ce16" office:value-type="float" office:value="410558000" calcext:value-type="float">
            <text:p>410,558,000</text:p>
          </table:table-cell>
          <table:table-cell table:style-name="ce16"/>
          <table:table-cell table:style-name="ce27" table:formula="of:=SUM([.R44];[.U44])" office:value-type="currency" office:currency="CAD" office:value="758418491" calcext:value-type="currency">
            <text:p>$758,418,491</text:p>
          </table:table-cell>
          <table:table-cell table:style-name="ce27" table:formula="of:=SUM([.S44:.T44])" office:value-type="currency" office:currency="CAD" office:value="614094491" calcext:value-type="currency">
            <text:p>$614,094,491</text:p>
          </table:table-cell>
          <table:table-cell table:style-name="ce27" office:value-type="currency" office:currency="CAD" office:value="614094491" calcext:value-type="currency">
            <text:p>$614,094,491</text:p>
          </table:table-cell>
          <table:table-cell table:style-name="ce28"/>
          <table:table-cell table:style-name="ce27" table:formula="of:=SUM([.V44:.Y44])" office:value-type="currency" office:currency="CAD" office:value="144324000" calcext:value-type="currency">
            <text:p>$144,324,000</text:p>
          </table:table-cell>
          <table:table-cell table:style-name="ce27" office:value-type="currency" office:currency="CAD" office:value="144324000" calcext:value-type="currency">
            <text:p>$144,324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721408718" calcext:value-type="currency">
            <text:p>$721,408,718</text:p>
          </table:table-cell>
          <table:table-cell table:style-name="ce25"/>
          <table:table-cell table:style-name="ce38" office:value-type="percentage" office:value="0.85" calcext:value-type="percentage">
            <text:p>85.00%</text:p>
          </table:table-cell>
          <table:table-cell table:style-name="ce41" office:value-type="currency" office:currency="USD" office:value="1.46" calcext:value-type="currency">
            <text:p>$1.4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table:formula="of:=1124+237+101" office:value-type="float" office:value="1462" calcext:value-type="float">
            <text:p>1,4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955" calcext:value-type="float">
            <text:p>3,955</text:p>
          </table:table-cell>
          <table:table-cell table:style-name="ce5"/>
          <table:table-cell table:style-name="ce17" office:value-type="float" office:value="10191" calcext:value-type="float">
            <text:p>10,191</text:p>
          </table:table-cell>
          <table:table-cell table:style-name="ce18"/>
          <table:table-cell table:style-name="ce16" office:value-type="float" office:value="419993000" calcext:value-type="float">
            <text:p>419,993,000</text:p>
          </table:table-cell>
          <table:table-cell table:style-name="ce16"/>
          <table:table-cell table:style-name="ce27" table:formula="of:=SUM([.R45];[.U45])" office:value-type="currency" office:currency="CAD" office:value="800595291" calcext:value-type="currency">
            <text:p>$800,595,291</text:p>
          </table:table-cell>
          <table:table-cell table:style-name="ce27" table:formula="of:=SUM([.S45:.T45])" office:value-type="currency" office:currency="CAD" office:value="652988894" calcext:value-type="currency">
            <text:p>$652,988,894</text:p>
          </table:table-cell>
          <table:table-cell table:style-name="ce27" office:value-type="currency" office:currency="CAD" office:value="652988894" calcext:value-type="currency">
            <text:p>$652,988,894</text:p>
          </table:table-cell>
          <table:table-cell table:style-name="ce28"/>
          <table:table-cell table:style-name="ce27" table:formula="of:=SUM([.V45:.Y45])" office:value-type="currency" office:currency="CAD" office:value="147606397" calcext:value-type="currency">
            <text:p>$147,606,397</text:p>
          </table:table-cell>
          <table:table-cell table:style-name="ce27" office:value-type="currency" office:currency="CAD" office:value="147606397" calcext:value-type="currency">
            <text:p>$147,606,397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772959406" calcext:value-type="currency">
            <text:p>$772,959,406</text:p>
          </table:table-cell>
          <table:table-cell table:style-name="ce25"/>
          <table:table-cell table:style-name="ce38" office:value-type="percentage" office:value="0.84" calcext:value-type="percentage">
            <text:p>84.00%</text:p>
          </table:table-cell>
          <table:table-cell table:style-name="ce41" office:value-type="currency" office:currency="USD" office:value="1.52" calcext:value-type="currency">
            <text:p>$1.5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6" calcext:value-type="float">
            <text:p>2,436</text:p>
          </table:table-cell>
          <table:table-cell table:style-name="ce7" office:value-type="float" office:value="1450" calcext:value-type="float">
            <text:p>1,4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41" calcext:value-type="float">
            <text:p>4,141</text:p>
          </table:table-cell>
          <table:table-cell table:style-name="ce5"/>
          <table:table-cell table:style-name="ce17" office:value-type="float" office:value="10356" calcext:value-type="float">
            <text:p>10,356</text:p>
          </table:table-cell>
          <table:table-cell table:style-name="ce18"/>
          <table:table-cell table:style-name="ce16" office:value-type="float" office:value="415539000" calcext:value-type="float">
            <text:p>415,539,000</text:p>
          </table:table-cell>
          <table:table-cell table:style-name="ce16"/>
          <table:table-cell table:style-name="ce27" table:formula="of:=SUM([.R46];[.U46])" office:value-type="currency" office:currency="CAD" office:value="846241397" calcext:value-type="currency">
            <text:p>$846,241,397</text:p>
          </table:table-cell>
          <table:table-cell table:style-name="ce27" table:formula="of:=SUM([.S46:.T46])" office:value-type="currency" office:currency="CAD" office:value="669516397" calcext:value-type="currency">
            <text:p>$669,516,397</text:p>
          </table:table-cell>
          <table:table-cell table:style-name="ce27" office:value-type="currency" office:currency="CAD" office:value="669516397" calcext:value-type="currency">
            <text:p>$669,516,397</text:p>
          </table:table-cell>
          <table:table-cell table:style-name="ce28"/>
          <table:table-cell table:style-name="ce27" table:formula="of:=SUM([.V46:.Y46])" office:value-type="currency" office:currency="CAD" office:value="176725000" calcext:value-type="currency">
            <text:p>$176,725,000</text:p>
          </table:table-cell>
          <table:table-cell table:style-name="ce27" office:value-type="currency" office:currency="CAD" office:value="152162000" calcext:value-type="currency">
            <text:p>$152,162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25" office:value-type="currency" office:value="24563000" calcext:value-type="currency">
            <text:p>$24,563,000</text:p>
          </table:table-cell>
          <table:table-cell table:style-name="ce25" office:value-type="currency" office:value="822302449" calcext:value-type="currency">
            <text:p>$822,302,449</text:p>
          </table:table-cell>
          <table:table-cell table:style-name="ce25"/>
          <table:table-cell table:style-name="ce38" office:value-type="percentage" office:value="0.81" calcext:value-type="percentage">
            <text:p>81.00%</text:p>
          </table:table-cell>
          <table:table-cell table:style-name="ce41" office:value-type="currency" office:currency="USD" office:value="1.55" calcext:value-type="currency">
            <text:p>$1.5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1" calcext:value-type="float">
            <text:p>2,441</text:p>
          </table:table-cell>
          <table:table-cell table:style-name="ce7" office:value-type="float" office:value="1473" calcext:value-type="float">
            <text:p>1,4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38" calcext:value-type="float">
            <text:p>4,138</text:p>
          </table:table-cell>
          <table:table-cell table:style-name="ce5"/>
          <table:table-cell table:style-name="ce17" office:value-type="float" office:value="10450" calcext:value-type="float">
            <text:p>10,450</text:p>
          </table:table-cell>
          <table:table-cell table:style-name="ce18"/>
          <table:table-cell table:style-name="ce16" office:value-type="float" office:value="405412000" calcext:value-type="float">
            <text:p>405,412,000</text:p>
          </table:table-cell>
          <table:table-cell table:style-name="ce16"/>
          <table:table-cell table:style-name="ce27" table:formula="of:=SUM([.R47];[.U47])" office:value-type="currency" office:currency="CAD" office:value="882070969" calcext:value-type="currency">
            <text:p>$882,070,969</text:p>
          </table:table-cell>
          <table:table-cell table:style-name="ce27" table:formula="of:=SUM([.S47:.T47])" office:value-type="currency" office:currency="CAD" office:value="683027942" calcext:value-type="currency">
            <text:p>$683,027,942</text:p>
          </table:table-cell>
          <table:table-cell table:style-name="ce27" office:value-type="currency" office:currency="CAD" office:value="683027942" calcext:value-type="currency">
            <text:p>$683,027,942</text:p>
          </table:table-cell>
          <table:table-cell table:style-name="ce28"/>
          <table:table-cell table:style-name="ce27" table:formula="of:=SUM([.V47:.Y47])" office:value-type="currency" office:currency="CAD" office:value="199043027" calcext:value-type="currency">
            <text:p>$199,043,027</text:p>
          </table:table-cell>
          <table:table-cell table:style-name="ce27" office:value-type="currency" office:currency="CAD" office:value="182162100" calcext:value-type="currency">
            <text:p>$182,162,1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25" office:value-type="currency" office:value="16880927" calcext:value-type="currency">
            <text:p>$16,880,927</text:p>
          </table:table-cell>
          <table:table-cell table:style-name="ce25" office:value-type="currency" office:value="871589993" calcext:value-type="currency">
            <text:p>$871,589,993</text:p>
          </table:table-cell>
          <table:table-cell table:style-name="ce25"/>
          <table:table-cell table:style-name="ce38" office:value-type="percentage" office:value="0.78" calcext:value-type="percentage">
            <text:p>78.00%</text:p>
          </table:table-cell>
          <table:table-cell table:style-name="ce41" office:value-type="currency" office:currency="USD" office:value="1.62" calcext:value-type="currency">
            <text:p>$1.6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4" calcext:value-type="float">
            <text:p>2,434</text:p>
          </table:table-cell>
          <table:table-cell table:style-name="ce7" office:value-type="float" office:value="1475" calcext:value-type="float">
            <text:p>1,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83" calcext:value-type="float">
            <text:p>4,183</text:p>
          </table:table-cell>
          <table:table-cell table:style-name="ce5"/>
          <table:table-cell table:style-name="ce17" office:value-type="float" office:value="10553" calcext:value-type="float">
            <text:p>10,553</text:p>
          </table:table-cell>
          <table:table-cell table:style-name="ce18"/>
          <table:table-cell table:style-name="ce16" office:value-type="float" office:value="418099000" calcext:value-type="float">
            <text:p>418,099,000</text:p>
          </table:table-cell>
          <table:table-cell table:style-name="ce16"/>
          <table:table-cell table:style-name="ce27" table:formula="of:=SUM([.R48];[.U48])" office:value-type="currency" office:currency="CAD" office:value="914580634" calcext:value-type="currency">
            <text:p>$914,580,634</text:p>
          </table:table-cell>
          <table:table-cell table:style-name="ce27" table:formula="of:=SUM([.S48:.T48])" office:value-type="currency" office:currency="CAD" office:value="710075977" calcext:value-type="currency">
            <text:p>$710,075,977</text:p>
          </table:table-cell>
          <table:table-cell table:style-name="ce27" office:value-type="currency" office:currency="CAD" office:value="710075977" calcext:value-type="currency">
            <text:p>$710,075,977</text:p>
          </table:table-cell>
          <table:table-cell table:style-name="ce28"/>
          <table:table-cell table:style-name="ce27" table:formula="of:=SUM([.V48:.Y48])" office:value-type="currency" office:currency="CAD" office:value="204504657" calcext:value-type="currency">
            <text:p>$204,504,657</text:p>
          </table:table-cell>
          <table:table-cell table:style-name="ce27" office:value-type="currency" office:currency="CAD" office:value="114191933" calcext:value-type="currency">
            <text:p>$114,191,933</text:p>
          </table:table-cell>
          <table:table-cell table:style-name="ce27"/>
          <table:table-cell table:style-name="ce27" office:value-type="currency" office:currency="CAD" office:value="90312724" calcext:value-type="currency">
            <text:p>$90,312,724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901149495" calcext:value-type="currency">
            <text:p>$901,149,495</text:p>
          </table:table-cell>
          <table:table-cell table:style-name="ce25"/>
          <table:table-cell table:style-name="ce38" office:value-type="percentage" office:value="0.79" calcext:value-type="percentage">
            <text:p>79.00%</text:p>
          </table:table-cell>
          <table:table-cell table:style-name="ce41" office:value-type="currency" office:currency="USD" office:value="1.63" calcext:value-type="currency">
            <text:p>$1.6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office:value-type="float" office:value="1495" calcext:value-type="float">
            <text:p>1,4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80" calcext:value-type="float">
            <text:p>4,180</text:p>
          </table:table-cell>
          <table:table-cell table:style-name="ce5"/>
          <table:table-cell table:style-name="ce17" office:value-type="float" office:value="10669" calcext:value-type="float">
            <text:p>10,669</text:p>
          </table:table-cell>
          <table:table-cell table:style-name="ce18"/>
          <table:table-cell table:style-name="ce16" office:value-type="float" office:value="431220000" calcext:value-type="float">
            <text:p>431,220,000</text:p>
          </table:table-cell>
          <table:table-cell table:style-name="ce16"/>
          <table:table-cell table:style-name="ce27" table:formula="of:=SUM([.R49];[.U49])" office:value-type="currency" office:currency="CAD" office:value="967299259" calcext:value-type="currency">
            <text:p>$967,299,259</text:p>
          </table:table-cell>
          <table:table-cell table:style-name="ce27" table:formula="of:=SUM([.S49:.T49])" office:value-type="currency" office:currency="CAD" office:value="732391259" calcext:value-type="currency">
            <text:p>$732,391,259</text:p>
          </table:table-cell>
          <table:table-cell table:style-name="ce27" office:value-type="currency" office:currency="CAD" office:value="732391259" calcext:value-type="currency">
            <text:p>$732,391,259</text:p>
          </table:table-cell>
          <table:table-cell table:style-name="ce28"/>
          <table:table-cell table:style-name="ce27" table:formula="of:=SUM([.V49:.Y49])" office:value-type="currency" office:currency="CAD" office:value="234908000" calcext:value-type="currency">
            <text:p>$234,908,000</text:p>
          </table:table-cell>
          <table:table-cell table:style-name="ce27" office:value-type="currency" office:currency="CAD" office:value="143952826" calcext:value-type="currency">
            <text:p>$143,952,826</text:p>
          </table:table-cell>
          <table:table-cell table:style-name="ce27"/>
          <table:table-cell table:style-name="ce27" office:value-type="currency" office:currency="CAD" office:value="90955174" calcext:value-type="currency">
            <text:p>$90,955,174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930838763" calcext:value-type="currency">
            <text:p>$930,838,763</text:p>
          </table:table-cell>
          <table:table-cell table:style-name="ce25"/>
          <table:table-cell table:style-name="ce38" office:value-type="percentage" office:value="0.79" calcext:value-type="percentage">
            <text:p>79.00%</text:p>
          </table:table-cell>
          <table:table-cell table:style-name="ce41" office:value-type="currency" office:currency="USD" office:value="1.65" calcext:value-type="currency">
            <text:p>$1.6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284" calcext:value-type="float">
            <text:p>4,284</text:p>
          </table:table-cell>
          <table:table-cell table:style-name="ce5"/>
          <table:table-cell table:style-name="ce17" office:value-type="float" office:value="10905" calcext:value-type="float">
            <text:p>10,905</text:p>
          </table:table-cell>
          <table:table-cell table:style-name="ce18"/>
          <table:table-cell table:style-name="ce16" office:value-type="float" office:value="444544000" calcext:value-type="float">
            <text:p>444,544,000</text:p>
          </table:table-cell>
          <table:table-cell table:style-name="ce16"/>
          <table:table-cell table:style-name="ce27" table:formula="of:=SUM([.R50];[.U50])" office:value-type="currency" office:currency="CAD" office:value="1023166914" calcext:value-type="currency">
            <text:p>$1,023,166,914</text:p>
          </table:table-cell>
          <table:table-cell table:style-name="ce27" table:formula="of:=SUM([.S50:.T50])" office:value-type="currency" office:currency="CAD" office:value="760779700" calcext:value-type="currency">
            <text:p>$760,779,700</text:p>
          </table:table-cell>
          <table:table-cell table:style-name="ce27" office:value-type="currency" office:currency="CAD" office:value="760779700" calcext:value-type="currency">
            <text:p>$760,779,700</text:p>
          </table:table-cell>
          <table:table-cell table:style-name="ce28"/>
          <table:table-cell table:style-name="ce27" table:formula="of:=SUM([.V50:.Y50])" office:value-type="currency" office:currency="CAD" office:value="262387214" calcext:value-type="currency">
            <text:p>$262,387,214</text:p>
          </table:table-cell>
          <table:table-cell table:style-name="ce27" office:value-type="currency" office:currency="CAD" office:value="170787214" calcext:value-type="currency">
            <text:p>$170,787,214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013684058" calcext:value-type="currency">
            <text:p>$1,013,684,058</text:p>
          </table:table-cell>
          <table:table-cell table:style-name="ce25"/>
          <table:table-cell table:style-name="ce38" office:value-type="percentage" office:value="0.75" calcext:value-type="percentage">
            <text:p>75.00%</text:p>
          </table:table-cell>
          <table:table-cell table:style-name="ce41" office:value-type="currency" office:currency="USD" office:value="1.66" calcext:value-type="currency">
            <text:p>$1.6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440" calcext:value-type="float">
            <text:p>4,440</text:p>
          </table:table-cell>
          <table:table-cell table:style-name="ce5"/>
          <table:table-cell table:style-name="ce17" office:value-type="float" office:value="11233" calcext:value-type="float">
            <text:p>11,233</text:p>
          </table:table-cell>
          <table:table-cell table:style-name="ce18"/>
          <table:table-cell table:style-name="ce16" office:value-type="float" office:value="459769000" calcext:value-type="float">
            <text:p>459,769,000</text:p>
          </table:table-cell>
          <table:table-cell table:style-name="ce16"/>
          <table:table-cell table:style-name="ce27" table:formula="of:=SUM([.R51];[.U51])" office:value-type="currency" office:currency="CAD" office:value="1103995523" calcext:value-type="currency">
            <text:p>$1,103,995,523</text:p>
          </table:table-cell>
          <table:table-cell table:style-name="ce27" table:formula="of:=SUM([.S51:.T51])" office:value-type="currency" office:currency="CAD" office:value="801600523" calcext:value-type="currency">
            <text:p>$801,600,523</text:p>
          </table:table-cell>
          <table:table-cell table:style-name="ce27" office:value-type="currency" office:currency="CAD" office:value="801600523" calcext:value-type="currency">
            <text:p>$801,600,523</text:p>
          </table:table-cell>
          <table:table-cell table:style-name="ce28"/>
          <table:table-cell table:style-name="ce27" table:formula="of:=SUM([.V51:.Y51])" office:value-type="currency" office:currency="CAD" office:value="302395000" calcext:value-type="currency">
            <text:p>$302,395,000</text:p>
          </table:table-cell>
          <table:table-cell table:style-name="ce27" office:value-type="currency" office:currency="CAD" office:value="210795000" calcext:value-type="currency">
            <text:p>$210,795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093167891" calcext:value-type="currency">
            <text:p>$1,093,167,891</text:p>
          </table:table-cell>
          <table:table-cell table:style-name="ce25"/>
          <table:table-cell table:style-name="ce38" office:value-type="percentage" office:value="0.73" calcext:value-type="percentage">
            <text:p>73.00%</text:p>
          </table:table-cell>
          <table:table-cell table:style-name="ce41" office:value-type="currency" office:currency="USD" office:value="1.68" calcext:value-type="currency">
            <text:p>$1.6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95" calcext:value-type="float">
            <text:p>2,695</text:p>
          </table:table-cell>
          <table:table-cell table:style-name="ce7" office:value-type="float" office:value="1739" calcext:value-type="float">
            <text:p>1,7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758" calcext:value-type="float">
            <text:p>4,758</text:p>
          </table:table-cell>
          <table:table-cell table:style-name="ce5"/>
          <table:table-cell table:style-name="ce17" office:value-type="float" office:value="11679" calcext:value-type="float">
            <text:p>11,679</text:p>
          </table:table-cell>
          <table:table-cell table:style-name="ce18"/>
          <table:table-cell table:style-name="ce16" office:value-type="float" office:value="466700000" calcext:value-type="float">
            <text:p>466,700,000</text:p>
          </table:table-cell>
          <table:table-cell table:style-name="ce16"/>
          <table:table-cell table:style-name="ce27" table:formula="of:=SUM([.R52];[.U52])" office:value-type="currency" office:currency="CAD" office:value="1186293342" calcext:value-type="currency">
            <text:p>$1,186,293,342</text:p>
          </table:table-cell>
          <table:table-cell table:style-name="ce27" table:formula="of:=SUM([.S52:.T52])" office:value-type="currency" office:currency="CAD" office:value="866651342" calcext:value-type="currency">
            <text:p>$866,651,342</text:p>
          </table:table-cell>
          <table:table-cell table:style-name="ce27" office:value-type="currency" office:currency="CAD" office:value="866651342" calcext:value-type="currency">
            <text:p>$866,651,342</text:p>
          </table:table-cell>
          <table:table-cell table:style-name="ce28"/>
          <table:table-cell table:style-name="ce27" table:formula="of:=SUM([.V52:.Y52])" office:value-type="currency" office:currency="CAD" office:value="319642000" calcext:value-type="currency">
            <text:p>$319,642,000</text:p>
          </table:table-cell>
          <table:table-cell table:style-name="ce27" office:value-type="currency" office:currency="CAD" office:value="147810000" calcext:value-type="currency">
            <text:p>$147,810,000</text:p>
          </table:table-cell>
          <table:table-cell table:style-name="ce27"/>
          <table:table-cell table:style-name="ce27" office:value-type="currency" office:currency="CAD" office:value="171832000" calcext:value-type="currency">
            <text:p>$171,832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172811748" calcext:value-type="currency">
            <text:p>$1,172,811,748</text:p>
          </table:table-cell>
          <table:table-cell table:style-name="ce25"/>
          <table:table-cell table:style-name="ce38" office:value-type="percentage" office:value="0.74" calcext:value-type="percentage">
            <text:p>74.00%</text:p>
          </table:table-cell>
          <table:table-cell table:style-name="ce41" office:value-type="currency" office:currency="USD" office:value="1.79" calcext:value-type="currency">
            <text:p>$1.79</text:p>
          </table:table-cell>
          <table:table-cell table:style-name="ce5" table:number-columns-repeated="3"/>
          <table:table-cell table:number-columns-repeated="992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66" calcext:value-type="float">
            <text:p>2,866</text:p>
          </table:table-cell>
          <table:table-cell table:style-name="ce8" office:value-type="float" office:value="1733" calcext:value-type="float">
            <text:p>17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163" calcext:value-type="float">
            <text:p>5,163</text:p>
          </table:table-cell>
          <table:table-cell table:style-name="ce5"/>
          <table:table-cell table:style-name="ce17" office:value-type="float" office:value="12324" calcext:value-type="float">
            <text:p>12,324</text:p>
          </table:table-cell>
          <table:table-cell table:style-name="ce18"/>
          <table:table-cell table:style-name="ce16" office:value-type="float" office:value="471233000" calcext:value-type="float">
            <text:p>471,233,000</text:p>
          </table:table-cell>
          <table:table-cell table:style-name="ce16"/>
          <table:table-cell table:style-name="ce27" table:formula="of:=SUM([.R53];[.U53])" office:value-type="currency" office:currency="CAD" office:value="1304892656" calcext:value-type="currency">
            <text:p>$1,304,892,656</text:p>
          </table:table-cell>
          <table:table-cell table:style-name="ce27" table:formula="of:=SUM([.S53:.T53])" office:value-type="currency" office:currency="CAD" office:value="859511656" calcext:value-type="currency">
            <text:p>$859,511,656</text:p>
          </table:table-cell>
          <table:table-cell table:style-name="ce27" office:value-type="currency" office:currency="CAD" office:value="859511656" calcext:value-type="currency">
            <text:p>$859,511,656</text:p>
          </table:table-cell>
          <table:table-cell table:style-name="ce28"/>
          <table:table-cell table:style-name="ce27" table:formula="of:=SUM([.V53:.Y53])" office:value-type="currency" office:currency="CAD" office:value="445381000" calcext:value-type="currency">
            <text:p>$445,381,000</text:p>
          </table:table-cell>
          <table:table-cell table:style-name="ce27" office:value-type="currency" office:currency="CAD" office:value="353781000" calcext:value-type="currency">
            <text:p>$353,781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286957165" calcext:value-type="currency">
            <text:p>$1,286,957,165</text:p>
          </table:table-cell>
          <table:table-cell table:style-name="ce25"/>
          <table:table-cell table:style-name="ce38" office:value-type="percentage" office:value="0.667" calcext:value-type="percentage">
            <text:p>66.70%</text:p>
          </table:table-cell>
          <table:table-cell table:style-name="ce41" office:value-type="currency" office:currency="USD" office:value="1.77" calcext:value-type="currency">
            <text:p>$1.77</text:p>
          </table:table-cell>
          <table:table-cell table:style-name="ce5" table:number-columns-repeated="3"/>
          <table:table-cell table:number-columns-repeated="992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766" calcext:value-type="float">
            <text:p>2,766</text:p>
          </table:table-cell>
          <table:table-cell table:style-name="ce12" office:value-type="float" office:value="1811" calcext:value-type="float">
            <text:p>1,8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097" calcext:value-type="float">
            <text:p>5,097</text:p>
          </table:table-cell>
          <table:table-cell table:style-name="ce5"/>
          <table:table-cell table:style-name="ce17" office:value-type="float" office:value="12553" calcext:value-type="float">
            <text:p>12,553</text:p>
          </table:table-cell>
          <table:table-cell table:style-name="ce18"/>
          <table:table-cell table:style-name="ce16" office:value-type="float" office:value="477357000" calcext:value-type="float">
            <text:p>477,357,000</text:p>
          </table:table-cell>
          <table:table-cell table:style-name="ce16"/>
          <table:table-cell table:style-name="ce27" table:formula="of:=SUM([.R54];[.U54])" office:value-type="currency" office:currency="CAD" office:value="1362177900" calcext:value-type="currency">
            <text:p>$1,362,177,900</text:p>
          </table:table-cell>
          <table:table-cell table:style-name="ce27" table:formula="of:=SUM([.S54:.T54])" office:value-type="currency" office:currency="CAD" office:value="960833027" calcext:value-type="currency">
            <text:p>$960,833,027</text:p>
          </table:table-cell>
          <table:table-cell table:style-name="ce27" office:value-type="currency" office:currency="CAD" office:value="960833027" calcext:value-type="currency">
            <text:p>$960,833,027</text:p>
          </table:table-cell>
          <table:table-cell table:style-name="ce28"/>
          <table:table-cell table:style-name="ce27" table:formula="of:=SUM([.V54:.Y54])" office:value-type="currency" office:currency="CAD" office:value="401344873" calcext:value-type="currency">
            <text:p>$401,344,873</text:p>
          </table:table-cell>
          <table:table-cell table:style-name="ce27" office:value-type="currency" office:currency="CAD" office:value="309744873" calcext:value-type="currency">
            <text:p>$309,744,873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356325727" calcext:value-type="currency">
            <text:p>$1,356,325,727</text:p>
          </table:table-cell>
          <table:table-cell table:style-name="ce25"/>
          <table:table-cell table:style-name="ce38" office:value-type="percentage" office:value="0.713" calcext:value-type="percentage">
            <text:p>71.30%</text:p>
          </table:table-cell>
          <table:table-cell table:style-name="ce41" office:value-type="currency" office:currency="USD" office:value="1.95" calcext:value-type="currency">
            <text:p>$1.9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26" calcext:value-type="float">
            <text:p>2,826</text:p>
          </table:table-cell>
          <table:table-cell table:style-name="ce12" office:value-type="float" office:value="1799" calcext:value-type="float">
            <text:p>1,7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121" calcext:value-type="float">
            <text:p>5,121</text:p>
          </table:table-cell>
          <table:table-cell table:style-name="ce5"/>
          <table:table-cell table:style-name="ce17" office:value-type="float" office:value="12647" calcext:value-type="float">
            <text:p>12,647</text:p>
          </table:table-cell>
          <table:table-cell table:style-name="ce18"/>
          <table:table-cell table:style-name="ce16" office:value-type="float" office:value="500219000" calcext:value-type="float">
            <text:p>500,219,000</text:p>
          </table:table-cell>
          <table:table-cell table:style-name="ce16"/>
          <table:table-cell table:style-name="ce27" table:formula="of:=SUM([.R55];[.U55])" office:value-type="currency" office:currency="CAD" office:value="1436752086" calcext:value-type="currency">
            <text:p>$1,436,752,086</text:p>
          </table:table-cell>
          <table:table-cell table:style-name="ce27" table:formula="of:=SUM([.S55:.T55])" office:value-type="currency" office:currency="CAD" office:value="999737086" calcext:value-type="currency">
            <text:p>$999,737,086</text:p>
          </table:table-cell>
          <table:table-cell table:style-name="ce27" office:value-type="currency" office:currency="CAD" office:value="999737086" calcext:value-type="currency">
            <text:p>$999,737,086</text:p>
          </table:table-cell>
          <table:table-cell table:style-name="ce28"/>
          <table:table-cell table:style-name="ce27" table:formula="of:=SUM([.V55:.Y55])" office:value-type="currency" office:currency="CAD" office:value="437015000" calcext:value-type="currency">
            <text:p>$437,015,000</text:p>
          </table:table-cell>
          <table:table-cell table:style-name="ce27" office:value-type="currency" office:currency="CAD" office:value="345415000" calcext:value-type="currency">
            <text:p>$345,415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419892261" calcext:value-type="currency">
            <text:p>$1,419,892,261</text:p>
          </table:table-cell>
          <table:table-cell table:style-name="ce25"/>
          <table:table-cell table:style-name="ce38" office:value-type="percentage" office:value="0.703" calcext:value-type="percentage">
            <text:p>70.30%</text:p>
          </table:table-cell>
          <table:table-cell table:style-name="ce41" office:value-type="currency" office:currency="USD" office:value="1.94" calcext:value-type="currency">
            <text:p>$1.9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74" calcext:value-type="float">
            <text:p>2,974</text:p>
          </table:table-cell>
          <table:table-cell table:style-name="ce12" office:value-type="float" office:value="1857" calcext:value-type="float">
            <text:p>1,8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278" calcext:value-type="float">
            <text:p>5,278</text:p>
          </table:table-cell>
          <table:table-cell table:style-name="ce5"/>
          <table:table-cell table:style-name="ce17" office:value-type="float" office:value="12739" calcext:value-type="float">
            <text:p>12,739</text:p>
          </table:table-cell>
          <table:table-cell table:style-name="ce18"/>
          <table:table-cell table:style-name="ce16" office:value-type="float" office:value="514007000" calcext:value-type="float">
            <text:p>514,007,000</text:p>
          </table:table-cell>
          <table:table-cell table:style-name="ce16"/>
          <table:table-cell table:style-name="ce27" table:formula="of:=SUM([.R56];[.U56])" office:value-type="currency" office:currency="CAD" office:value="1449229565" calcext:value-type="currency">
            <text:p>$1,449,229,565</text:p>
          </table:table-cell>
          <table:table-cell table:style-name="ce27" table:formula="of:=SUM([.S56:.T56])" office:value-type="currency" office:currency="CAD" office:value="1060641960" calcext:value-type="currency">
            <text:p>$1,060,641,960</text:p>
          </table:table-cell>
          <table:table-cell table:style-name="ce27" office:value-type="currency" office:currency="CAD" office:value="1060641960" calcext:value-type="currency">
            <text:p>$1,060,641,960</text:p>
          </table:table-cell>
          <table:table-cell table:style-name="ce28"/>
          <table:table-cell table:style-name="ce27" table:formula="of:=SUM([.V56:.Y56])" office:value-type="currency" office:currency="CAD" office:value="388587605" calcext:value-type="currency">
            <text:p>$388,587,605</text:p>
          </table:table-cell>
          <table:table-cell table:style-name="ce27" office:value-type="currency" office:currency="CAD" office:value="296987605" calcext:value-type="currency">
            <text:p>$296,987,605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421456469" calcext:value-type="currency">
            <text:p>$1,421,456,469</text:p>
          </table:table-cell>
          <table:table-cell table:style-name="ce25"/>
          <table:table-cell table:style-name="ce38" office:value-type="percentage" office:value="0.738" calcext:value-type="percentage">
            <text:p>73.80%</text:p>
          </table:table-cell>
          <table:table-cell table:style-name="ce41" office:value-type="currency" office:currency="USD" office:value="1.98" calcext:value-type="currency">
            <text:p>$1.9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00" calcext:value-type="float">
            <text:p>2,900</text:p>
          </table:table-cell>
          <table:table-cell table:style-name="ce12" office:value-type="float" office:value="1848" calcext:value-type="float">
            <text:p>1,8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72" calcext:value-type="float">
            <text:p>7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441" calcext:value-type="float">
            <text:p>5,441</text:p>
          </table:table-cell>
          <table:table-cell table:style-name="ce5"/>
          <table:table-cell table:style-name="ce17" office:value-type="float" office:value="12920" calcext:value-type="float">
            <text:p>12,920</text:p>
          </table:table-cell>
          <table:table-cell table:style-name="ce18"/>
          <table:table-cell table:style-name="ce16" office:value-type="float" office:value="525194000" calcext:value-type="float">
            <text:p>525,194,000</text:p>
          </table:table-cell>
          <table:table-cell table:style-name="ce16"/>
          <table:table-cell table:style-name="ce27" table:formula="of:=SUM([.R57];[.U57])" office:value-type="currency" office:currency="CAD" office:value="1469621491" calcext:value-type="currency">
            <text:p>$1,469,621,491</text:p>
          </table:table-cell>
          <table:table-cell table:style-name="ce27" table:formula="of:=SUM([.S57:.T57])" office:value-type="currency" office:currency="CAD" office:value="1094535465" calcext:value-type="currency">
            <text:p>$1,094,535,465</text:p>
          </table:table-cell>
          <table:table-cell table:style-name="ce27" office:value-type="currency" office:currency="CAD" office:value="1094535465" calcext:value-type="currency">
            <text:p>$1,094,535,465</text:p>
          </table:table-cell>
          <table:table-cell table:style-name="ce28"/>
          <table:table-cell table:style-name="ce27" table:formula="of:=SUM([.V57:.Y57])" office:value-type="currency" office:currency="CAD" office:value="375086026" calcext:value-type="currency">
            <text:p>$375,086,026</text:p>
          </table:table-cell>
          <table:table-cell table:style-name="ce27" office:value-type="currency" office:currency="CAD" office:value="283486026" calcext:value-type="currency">
            <text:p>$283,486,026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439786267" calcext:value-type="currency">
            <text:p>$1,439,786,267</text:p>
          </table:table-cell>
          <table:table-cell table:style-name="ce25"/>
          <table:table-cell table:style-name="ce38" office:value-type="percentage" office:value="0.751" calcext:value-type="percentage">
            <text:p>75.10%</text:p>
          </table:table-cell>
          <table:table-cell table:style-name="ce41" office:value-type="currency" office:currency="USD" office:value="2" calcext:value-type="currency">
            <text:p>$2.00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73" calcext:value-type="float">
            <text:p>2,873</text:p>
          </table:table-cell>
          <table:table-cell table:style-name="ce12" office:value-type="float" office:value="1735" calcext:value-type="float">
            <text:p>1,7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724" calcext:value-type="float">
            <text:p>7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613" calcext:value-type="float">
            <text:p>5,613</text:p>
          </table:table-cell>
          <table:table-cell table:style-name="ce5"/>
          <table:table-cell table:style-name="ce17" office:value-type="float" office:value="13209" calcext:value-type="float">
            <text:p>13,209</text:p>
          </table:table-cell>
          <table:table-cell table:style-name="ce18"/>
          <table:table-cell table:style-name="ce16" office:value-type="float" office:value="534815000" calcext:value-type="float">
            <text:p>534,815,000</text:p>
          </table:table-cell>
          <table:table-cell table:style-name="ce16"/>
          <table:table-cell table:style-name="ce27" table:formula="of:=SUM([.R58];[.U58])" office:value-type="currency" office:currency="CAD" office:value="1565624586" calcext:value-type="currency">
            <text:p>$1,565,624,586</text:p>
          </table:table-cell>
          <table:table-cell table:style-name="ce27" table:formula="of:=SUM([.S58:.T58])" office:value-type="currency" office:currency="CAD" office:value="1130045500" calcext:value-type="currency">
            <text:p>$1,130,045,500</text:p>
          </table:table-cell>
          <table:table-cell table:style-name="ce27" office:value-type="currency" office:currency="CAD" office:value="1130045500" calcext:value-type="currency">
            <text:p>$1,130,045,500</text:p>
          </table:table-cell>
          <table:table-cell table:style-name="ce28"/>
          <table:table-cell table:style-name="ce27" table:formula="of:=SUM([.V58:.Y58])" office:value-type="currency" office:currency="CAD" office:value="435579086" calcext:value-type="currency">
            <text:p>$435,579,086</text:p>
          </table:table-cell>
          <table:table-cell table:style-name="ce27" office:value-type="currency" office:currency="CAD" office:value="343979086" calcext:value-type="currency">
            <text:p>$343,979,086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539882747" calcext:value-type="currency">
            <text:p>$1,539,882,747</text:p>
          </table:table-cell>
          <table:table-cell table:style-name="ce25"/>
          <table:table-cell table:style-name="ce38" office:value-type="percentage" office:value="0.728" calcext:value-type="percentage">
            <text:p>72.80%</text:p>
          </table:table-cell>
          <table:table-cell table:style-name="ce41" office:value-type="currency" office:currency="USD" office:value="2.03" calcext:value-type="currency">
            <text:p>$2.0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44" calcext:value-type="float">
            <text:p>2,844</text:p>
          </table:table-cell>
          <table:table-cell table:style-name="ce12" office:value-type="float" office:value="1861" calcext:value-type="float">
            <text:p>1,8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785" calcext:value-type="float">
            <text:p>5,785</text:p>
          </table:table-cell>
          <table:table-cell table:style-name="ce5"/>
          <table:table-cell table:style-name="ce17" office:value-type="float" office:value="13651" calcext:value-type="float">
            <text:p>13,651</text:p>
          </table:table-cell>
          <table:table-cell table:style-name="ce17" office:value-type="float" office:value="923600000" calcext:value-type="float">
            <text:p>923,600,000</text:p>
          </table:table-cell>
          <table:table-cell table:style-name="ce16" office:value-type="float" office:value="537595000" calcext:value-type="float">
            <text:p>537,595,000</text:p>
          </table:table-cell>
          <table:table-cell table:style-name="ce16"/>
          <table:table-cell table:style-name="ce27" table:formula="of:=SUM([.R59];[.U59])" office:value-type="currency" office:currency="CAD" office:value="1664740568" calcext:value-type="currency">
            <text:p>$1,664,740,568</text:p>
          </table:table-cell>
          <table:table-cell table:style-name="ce27" table:formula="of:=SUM([.S59:.T59])" office:value-type="currency" office:currency="CAD" office:value="1151153173" calcext:value-type="currency">
            <text:p>$1,151,153,173</text:p>
          </table:table-cell>
          <table:table-cell table:style-name="ce27" office:value-type="currency" office:currency="CAD" office:value="1151153173" calcext:value-type="currency">
            <text:p>$1,151,153,173</text:p>
          </table:table-cell>
          <table:table-cell table:style-name="ce28"/>
          <table:table-cell table:style-name="ce27" table:formula="of:=SUM([.V59:.Y59])" office:value-type="currency" office:currency="CAD" office:value="513587395" calcext:value-type="currency">
            <text:p>$513,587,395</text:p>
          </table:table-cell>
          <table:table-cell table:style-name="ce27" office:value-type="currency" office:currency="CAD" office:value="421987395" calcext:value-type="currency">
            <text:p>$421,987,395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637966363" calcext:value-type="currency">
            <text:p>$1,637,966,363</text:p>
          </table:table-cell>
          <table:table-cell table:style-name="ce25"/>
          <table:table-cell table:style-name="ce38" office:value-type="percentage" office:value="0.695" calcext:value-type="percentage">
            <text:p>69.50%</text:p>
          </table:table-cell>
          <table:table-cell table:style-name="ce41" office:value-type="currency" office:currency="USD" office:value="2.06" calcext:value-type="currency">
            <text:p>$2.0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2" calcext:value-type="float">
            <text:p>3,242</text:p>
          </table:table-cell>
          <table:table-cell table:style-name="ce12" office:value-type="float" office:value="1926" calcext:value-type="float">
            <text:p>1,9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911" calcext:value-type="float">
            <text:p>5,911</text:p>
          </table:table-cell>
          <table:table-cell table:style-name="ce5"/>
          <table:table-cell table:style-name="ce17" office:value-type="float" office:value="14095" calcext:value-type="float">
            <text:p>14,095</text:p>
          </table:table-cell>
          <table:table-cell table:style-name="ce17" office:value-type="float" office:value="916300000" calcext:value-type="float">
            <text:p>916,300,000</text:p>
          </table:table-cell>
          <table:table-cell table:style-name="ce16" office:value-type="float" office:value="538079000" calcext:value-type="float">
            <text:p>538,079,000</text:p>
          </table:table-cell>
          <table:table-cell table:style-name="ce16"/>
          <table:table-cell table:style-name="ce27" table:formula="of:=SUM([.R60];[.U60])" office:value-type="currency" office:currency="CAD" office:value="1689070477" calcext:value-type="currency">
            <text:p>$1,689,070,477</text:p>
          </table:table-cell>
          <table:table-cell table:style-name="ce27" table:formula="of:=SUM([.S60:.T60])" office:value-type="currency" office:currency="CAD" office:value="1169101541" calcext:value-type="currency">
            <text:p>$1,169,101,541</text:p>
          </table:table-cell>
          <table:table-cell table:style-name="ce27" office:value-type="currency" office:currency="CAD" office:value="1169101541" calcext:value-type="currency">
            <text:p>$1,169,101,541</text:p>
          </table:table-cell>
          <table:table-cell table:style-name="ce28"/>
          <table:table-cell table:style-name="ce27" table:formula="of:=SUM([.V60:.Y60])" office:value-type="currency" office:currency="CAD" office:value="519968936" calcext:value-type="currency">
            <text:p>$519,968,936</text:p>
          </table:table-cell>
          <table:table-cell table:style-name="ce27" office:value-type="currency" office:currency="CAD" office:value="428368936" calcext:value-type="currency">
            <text:p>$428,368,936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659757328" calcext:value-type="currency">
            <text:p>$1,659,757,328</text:p>
          </table:table-cell>
          <table:table-cell table:style-name="ce25"/>
          <table:table-cell table:style-name="ce38" office:value-type="percentage" office:value="0.699" calcext:value-type="percentage">
            <text:p>69.90%</text:p>
          </table:table-cell>
          <table:table-cell table:style-name="ce41" office:value-type="currency" office:currency="USD" office:value="2.09" calcext:value-type="currency">
            <text:p>$2.0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9" calcext:value-type="float">
            <text:p>3,249</text:p>
          </table:table-cell>
          <table:table-cell table:style-name="ce12" office:value-type="float" office:value="1920" calcext:value-type="float">
            <text:p>1,9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2" calcext:value-type="float">
            <text:p>212</text:p>
          </table:table-cell>
          <table:table-cell table:style-name="ce7" table:formula="of:=184+57" office:value-type="float" office:value="241" calcext:value-type="float">
            <text:p>241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932" calcext:value-type="float">
            <text:p>5,932</text:p>
          </table:table-cell>
          <table:table-cell table:style-name="ce5"/>
          <table:table-cell table:style-name="ce17" office:value-type="float" office:value="14389" calcext:value-type="float">
            <text:p>14,389</text:p>
          </table:table-cell>
          <table:table-cell table:style-name="ce17" office:value-type="float" office:value="942600000" calcext:value-type="float">
            <text:p>942,600,000</text:p>
          </table:table-cell>
          <table:table-cell table:style-name="ce16" office:value-type="float" office:value="533216000" calcext:value-type="float">
            <text:p>533,216,000</text:p>
          </table:table-cell>
          <table:table-cell table:style-name="ce16"/>
          <table:table-cell table:style-name="ce25" table:formula="of:=SUM([.R61];[.U61])" office:value-type="currency" office:value="1831542000" calcext:value-type="currency">
            <text:p>$1,831,542,000</text:p>
          </table:table-cell>
          <table:table-cell table:style-name="ce26" office:value-type="currency" office:value="1243202000" calcext:value-type="currency">
            <text:p>$1,243,202,000</text:p>
          </table:table-cell>
          <table:table-cell table:style-name="ce25" office:value-type="currency" office:value="1171580000" calcext:value-type="currency">
            <text:p>$1,171,580,000</text:p>
          </table:table-cell>
          <table:table-cell table:style-name="ce25" table:formula="of:=[.R61]-[.S61]" office:value-type="currency" office:value="71622000" calcext:value-type="currency">
            <text:p>$71,622,000</text:p>
          </table:table-cell>
          <table:table-cell table:style-name="ce27" table:formula="of:=SUM([.V61:.Y61])" office:value-type="currency" office:currency="CAD" office:value="588340000" calcext:value-type="currency">
            <text:p>$588,340,000</text:p>
          </table:table-cell>
          <table:table-cell table:style-name="ce30" office:value-type="currency" office:currency="CAD" office:value="496740000" calcext:value-type="currency">
            <text:p>$496,740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647732590" calcext:value-type="currency">
            <text:p>$1,647,732,590</text:p>
          </table:table-cell>
          <table:table-cell table:style-name="ce25"/>
          <table:table-cell table:style-name="ce38" office:value-type="percentage" office:value="0.728" calcext:value-type="percentage">
            <text:p>72.80%</text:p>
          </table:table-cell>
          <table:table-cell table:style-name="ce41" office:value-type="currency" office:currency="USD" office:value="2.18" calcext:value-type="currency">
            <text:p>$2.1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394" calcext:value-type="float">
            <text:p>3394</text:p>
          </table:table-cell>
          <table:table-cell table:style-name="ce12" office:value-type="float" office:value="2010" calcext:value-type="float">
            <text:p>2,0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3" calcext:value-type="float">
            <text:p>263</text:p>
          </table:table-cell>
          <table:table-cell table:style-name="ce8" table:formula="of:=128+117" office:value-type="float" office:value="245" calcext:value-type="float">
            <text:p>245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4812" calcext:value-type="float">
            <text:p>14,812</text:p>
          </table:table-cell>
          <table:table-cell table:style-name="ce17" office:value-type="float" office:value="976500000" calcext:value-type="float">
            <text:p>976,500,000</text:p>
          </table:table-cell>
          <table:table-cell table:style-name="ce17" office:value-type="float" office:value="521400000" calcext:value-type="float">
            <text:p>521,400,000</text:p>
          </table:table-cell>
          <table:table-cell table:style-name="ce5"/>
          <table:table-cell table:style-name="ce25" table:formula="of:=SUM([.R62];[.U62])" office:value-type="currency" office:value="1811729000" calcext:value-type="currency">
            <text:p>$1,811,729,000</text:p>
          </table:table-cell>
          <table:table-cell table:style-name="ce26" office:value-type="currency" office:value="1234789000" calcext:value-type="currency">
            <text:p>$1,234,789,000</text:p>
          </table:table-cell>
          <table:table-cell table:style-name="ce25" office:value-type="currency" office:value="1169797000" calcext:value-type="currency">
            <text:p>$1,169,797,000</text:p>
          </table:table-cell>
          <table:table-cell table:style-name="ce25" table:formula="of:=[.R62]-[.S62]" office:value-type="currency" office:value="64992000" calcext:value-type="currency">
            <text:p>$64,992,000</text:p>
          </table:table-cell>
          <table:table-cell table:style-name="ce25" table:formula="of:=SUM([.V62:.Y62])" office:value-type="currency" office:value="576940000" calcext:value-type="currency">
            <text:p>$576,940,000</text:p>
          </table:table-cell>
          <table:table-cell table:style-name="ce26" office:value-type="currency" office:value="485340000" calcext:value-type="currency">
            <text:p>$485,340,000</text:p>
          </table:table-cell>
          <table:table-cell table:style-name="ce26"/>
          <table:table-cell table:style-name="ce26" office:value-type="currency" office:value="91600000" calcext:value-type="currency">
            <text:p>$91,60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5" table:number-columns-repeated="2"/>
          <table:table-cell table:style-name="ce37" office:value-type="percentage" office:value="0.68" calcext:value-type="percentage">
            <text:p>68.00%</text:p>
          </table:table-cell>
          <table:table-cell table:style-name="ce40" table:formula="of:=[.S62]/[.O62]" office:value-type="currency" office:currency="USD" office:value="2.2435692366705" calcext:value-type="currency">
            <text:p>$2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5">
            <office:annotation draw:style-name="gr1" draw:text-style-name="P2" svg:width="229.35pt" svg:height="44.99pt" svg:x="85.83pt" svg:y="1050.01pt" draw:caption-point-x="-11.54pt" draw:caption-point-y="-23.73pt">
              <dc:date>2020-04-10T00:00:00</dc:date>
              <text:p text:style-name="P1">https://github.com/Shafquat/D3_budget_viz/blob/master/budget_2010_2019.csv</text:p>
              <text:p text:style-name="P1"><text:tab/>-Nate Wessel</text:p>
            </office:annotation>
          </table:table-cell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4"/>
          <table:table-cell table:style-name="ce26"/>
          <table:table-cell/>
          <table:table-cell table:style-name="ce5" table:number-columns-repeated="13"/>
          <table:table-cell table:number-columns-repeated="992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2"/>
          <table:table-cell table:number-columns-repeated="992"/>
        </table:table-row>
        <table:table-row table:style-name="ro2" table:number-rows-repeated="4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2"/>
          <table:table-cell table:number-columns-repeated="992"/>
        </table:table-row>
        <table:table-row table:style-name="ro3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2"/>
          <table:table-cell table:number-columns-repeated="992"/>
        </table:table-row>
        <table:table-row table:style-name="ro3">
          <table:table-cell table:style-name="ce4"/>
          <table:table-cell table:style-name="ce5" table:number-columns-repeated="31"/>
          <table:table-cell table:number-columns-repeated="992"/>
        </table:table-row>
        <table:table-row table:style-name="ro2" table:number-rows-repeated="4">
          <table:table-cell table:style-name="ce4"/>
          <table:table-cell table:style-name="ce5" table:number-columns-repeated="31"/>
          <table:table-cell table:number-columns-repeated="992"/>
        </table:table-row>
        <table:table-row table:style-name="ro4" table:number-rows-repeated="83">
          <table:table-cell table:style-name="ce5" table:number-columns-repeated="32"/>
          <table:table-cell table:number-columns-repeated="992"/>
        </table:table-row>
        <table:table-row table:style-name="ro5" table:number-rows-repeated="10484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 Changes" table:style-name="ta2"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015" table:default-cell-style-name="Default"/>
        <table:table-row table:style-name="ro4"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Source</text:p>
          </table:table-cell>
          <table:table-cell table:style-name="ce43" office:value-type="string" calcext:value-type="string">
            <text:p>1 Zone Ticket</text:p>
          </table:table-cell>
          <table:table-cell table:style-name="ce43" office:value-type="string" calcext:value-type="string">
            <text:p>1 Zone Cash</text:p>
          </table:table-cell>
          <table:table-cell table:style-name="ce43" office:value-type="string" calcext:value-type="string">
            <text:p>Cash</text:p>
          </table:table-cell>
          <table:table-cell table:style-name="ce43" office:value-type="string" calcext:value-type="string">
            <office:annotation draw:style-name="gr2" draw:text-style-name="P2" svg:width="289.7pt" svg:height="40.48pt" svg:x="358.1pt" svg:y="22.51pt" draw:caption-point-x="-11.54pt" draw:caption-point-y="-22.22pt">
              <dc:date>2020-04-10T00:00:00</dc:date>
              <text:p text:style-name="P1">"Prepaid" includes tickets, tokens, and presto - anything where fares are purchased with a small bulk discount.</text:p>
              <text:p text:style-name="P1"><text:tab/>-Nate Wessel</text:p>
            </office:annotation>
            <text:p>Prepaid</text:p>
          </table:table-cell>
          <table:table-cell table:style-name="ce43" office:value-type="string" calcext:value-type="string">
            <text:p>Holiday Pass</text:p>
          </table:table-cell>
          <table:table-cell table:style-name="ce43" office:value-type="string" calcext:value-type="string">
            <text:p>Monthly Pass</text:p>
          </table:table-cell>
          <table:table-cell table:style-name="ce43" office:value-type="string" calcext:value-type="string">
            <text:p>Day Pass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4" office:value-type="date" office:date-value="1954-01-01" calcext:value-type="date">
            <text:p>1954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0.5/5" office:value-type="float" office:value="0.1" calcext:value-type="float">
            <text:p>0.10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4" office:value-type="date" office:date-value="1956-07-01" calcext:value-type="date">
            <text:p>1956-07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0.5/4" office:value-type="float" office:value="0.125" calcext:value-type="float">
            <text:p>0.13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4" office:value-type="date" office:date-value="1960-05-01" calcext:value-type="date">
            <text:p>1960-05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0.75/5" office:value-type="float" office:value="0.15" calcext:value-type="float">
            <text:p>0.15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1-05-01" calcext:value-type="date">
            <text:p>1961-05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7" office:value-type="float" office:value="0.142857142857143" calcext:value-type="float">
            <text:p>0.14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2-02-01" calcext:value-type="date">
            <text:p>1962-02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7" office:value-type="float" office:value="0.142857142857143" calcext:value-type="float">
            <text:p>0.14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4-01-01" calcext:value-type="date">
            <text:p>1964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6" office:value-type="float" office:value="0.166666666666667" calcext:value-type="float">
            <text:p>0.17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7-03-25" calcext:value-type="date">
            <text:p>1967-03-25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5" office:value-type="float" office:value="0.2" calcext:value-type="float">
            <text:p>0.20</text:p>
          </table:table-cell>
          <table:table-cell table:style-name="ce48" office:value-type="float" office:value="0.25" calcext:value-type="float">
            <text:p>0.25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9-02-08" calcext:value-type="date">
            <text:p>1969-02-08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4" office:value-type="float" office:value="0.25" calcext:value-type="float">
            <text:p>0.25</text:p>
          </table:table-cell>
          <table:table-cell table:style-name="ce48" office:value-type="float" office:value="0.3" calcext:value-type="float">
            <text:p>0.3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3-01-21" calcext:value-type="date">
            <text:p>1973-01-21</text:p>
          </table:table-cell>
          <table:table-cell table:style-name="ce47" office:value-type="float" office:value="3" calcext:value-type="float">
            <text:p>3</text:p>
          </table:table-cell>
          <table:table-cell table:style-name="ce49" office:value-type="float" office:value="-1" calcext:value-type="float">
            <office:annotation draw:style-name="gr3" draw:text-style-name="P2" svg:width="235.7pt" svg:height="40.51pt" svg:x="199.39pt" svg:y="157.49pt" draw:caption-point-x="-11.54pt" draw:caption-point-y="-22.22pt">
              <dc:date>2020-04-10T00:00:00</dc:date>
              <text:p text:style-name="P1">a negative number indicates the end of this fare type</text:p>
              <text:p text:style-name="P1"><text:tab/>-Nate Wessel</text:p>
            </office:annotation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48" office:value-type="float" office:value="0.3" calcext:value-type="float">
            <text:p>0.30</text:p>
          </table:table-cell>
          <table:table-cell table:style-name="ce48" table:formula="of:=1/4" office:value-type="float" office:value="0.25" calcext:value-type="float">
            <office:annotation draw:style-name="gr3" draw:text-style-name="P2" svg:width="289.7pt" svg:height="40.51pt" svg:x="358.1pt" svg:y="157.49pt" draw:caption-point-x="-11.54pt" draw:caption-point-y="-22.22pt">
              <dc:date>2020-04-10T00:00:00</dc:date>
              <text:p text:style-name="P1">Tickets/token prices given as an "X tickets for $Y" are entered as fractions.</text:p>
              <text:p text:style-name="P1"><text:tab/>-Nate Wessel</text:p>
            </office:annotation>
            <text:p>0.25</text:p>
          </table:table-cell>
          <table:table-cell table:style-name="ce48" table:number-columns-repeated="3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3-03-16" calcext:value-type="date">
            <text:p>1973-03-16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4"/>
          <table:table-cell table:style-name="ce48" office:value-type="float" office:value="1" calcext:value-type="float">
            <text:p>1.00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5-03-29" calcext:value-type="date">
            <text:p>1975-03-29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4" calcext:value-type="float">
            <text:p>0.40</text:p>
          </table:table-cell>
          <table:table-cell table:style-name="ce48" table:formula="of:=1/3" office:value-type="float" office:value="0.333333333333333" calcext:value-type="float">
            <text:p>0.33</text:p>
          </table:table-cell>
          <table:table-cell table:style-name="ce48" table:number-columns-repeated="3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6-03-14" calcext:value-type="date">
            <text:p>1976-03-1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5" calcext:value-type="float">
            <text:p>0.50</text:p>
          </table:table-cell>
          <table:table-cell table:style-name="ce48" table:formula="of:=2/5" office:value-type="float" office:value="0.4" calcext:value-type="float">
            <text:p>0.40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7-07-01" calcext:value-type="date">
            <text:p>1977-07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4"/>
          <table:table-cell table:style-name="ce48" office:value-type="float" office:value="1.25" calcext:value-type="float">
            <text:p>1.25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8-01-01" calcext:value-type="date">
            <text:p>1978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55" calcext:value-type="float">
            <text:p>0.55</text:p>
          </table:table-cell>
          <table:table-cell table:style-name="ce48" table:formula="of:=3/7" office:value-type="float" office:value="0.428571428571429" calcext:value-type="float">
            <text:p>0.43</text:p>
          </table:table-cell>
          <table:table-cell table:style-name="ce48" office:value-type="float" office:value="1.5" calcext:value-type="float">
            <text:p>1.50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9-03-12" calcext:value-type="date">
            <text:p>1979-03-1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6" calcext:value-type="float">
            <text:p>0.60</text:p>
          </table:table-cell>
          <table:table-cell table:style-name="ce48" table:formula="of:=3/6" office:value-type="float" office:value="0.5" calcext:value-type="float">
            <text:p>0.50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0-05-01" calcext:value-type="date">
            <text:p>1980-05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5"/>
          <table:table-cell table:style-name="ce48" office:value-type="float" office:value="26" calcext:value-type="float">
            <text:p>26.0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1-01-04" calcext:value-type="date">
            <text:p>1981-0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65" calcext:value-type="float">
            <text:p>0.65</text:p>
          </table:table-cell>
          <table:table-cell table:style-name="ce48" table:formula="of:=4/7" office:value-type="float" office:value="0.571428571428571" calcext:value-type="float">
            <text:p>0.57</text:p>
          </table:table-cell>
          <table:table-cell table:style-name="ce48" office:value-type="float" office:value="2" calcext:value-type="float">
            <text:p>2.00</text:p>
          </table:table-cell>
          <table:table-cell table:style-name="ce48" office:value-type="float" office:value="29.75" calcext:value-type="float">
            <text:p>29.75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2-01-04" calcext:value-type="date">
            <text:p>1982-0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75" calcext:value-type="float">
            <text:p>0.75</text:p>
          </table:table-cell>
          <table:table-cell table:style-name="ce48" table:formula="of:=5/8" office:value-type="float" office:value="0.625" calcext:value-type="float">
            <text:p>0.63</text:p>
          </table:table-cell>
          <table:table-cell table:style-name="ce48" office:value-type="float" office:value="2.25" calcext:value-type="float">
            <text:p>2.25</text:p>
          </table:table-cell>
          <table:table-cell table:style-name="ce48" office:value-type="float" office:value="32.5" calcext:value-type="float">
            <text:p>32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3-01-02" calcext:value-type="date">
            <text:p>1983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85" calcext:value-type="float">
            <text:p>0.85</text:p>
          </table:table-cell>
          <table:table-cell table:style-name="ce48" table:formula="of:=4/6" office:value-type="float" office:value="0.666666666666667" calcext:value-type="float">
            <text:p>0.67</text:p>
          </table:table-cell>
          <table:table-cell table:style-name="ce48" office:value-type="float" office:value="2.5" calcext:value-type="float">
            <text:p>2.50</text:p>
          </table:table-cell>
          <table:table-cell table:style-name="ce48" office:value-type="float" office:value="34.75" calcext:value-type="float">
            <text:p>34.75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4-01-02" calcext:value-type="date">
            <text:p>1984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9" calcext:value-type="float">
            <text:p>0.90</text:p>
          </table:table-cell>
          <table:table-cell table:style-name="ce48" table:formula="of:=4.9/7" office:value-type="float" office:value="0.7" calcext:value-type="float">
            <text:p>0.70</text:p>
          </table:table-cell>
          <table:table-cell table:style-name="ce48" office:value-type="float" office:value="2.75" calcext:value-type="float">
            <text:p>2.75</text:p>
          </table:table-cell>
          <table:table-cell table:style-name="ce48" office:value-type="float" office:value="36.5" calcext:value-type="float">
            <text:p>36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5-01-02" calcext:value-type="date">
            <text:p>1985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95" calcext:value-type="float">
            <text:p>0.95</text:p>
          </table:table-cell>
          <table:table-cell table:style-name="ce48" table:formula="of:=5.9/8" office:value-type="float" office:value="0.7375" calcext:value-type="float">
            <text:p>0.74</text:p>
          </table:table-cell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38.5" calcext:value-type="float">
            <text:p>38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6-01-02" calcext:value-type="date">
            <text:p>1986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" calcext:value-type="float">
            <text:p>1.00</text:p>
          </table:table-cell>
          <table:table-cell table:style-name="ce48" table:formula="of:=4/5" office:value-type="float" office:value="0.8" calcext:value-type="float">
            <text:p>0.80</text:p>
          </table:table-cell>
          <table:table-cell table:style-name="ce48" office:value-type="float" office:value="3.3" calcext:value-type="float">
            <text:p>3.30</text:p>
          </table:table-cell>
          <table:table-cell table:style-name="ce48" office:value-type="float" office:value="41.5" calcext:value-type="float">
            <text:p>41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7-01-05" calcext:value-type="date">
            <text:p>1987-01-05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" calcext:value-type="float">
            <text:p>1.00</text:p>
          </table:table-cell>
          <table:table-cell table:style-name="ce48" table:formula="of:=5/6" office:value-type="float" office:value="0.833333333333333" calcext:value-type="float">
            <text:p>0.83</text:p>
          </table:table-cell>
          <table:table-cell table:style-name="ce48" office:value-type="float" office:value="3.5" calcext:value-type="float">
            <text:p>3.50</text:p>
          </table:table-cell>
          <table:table-cell table:style-name="ce48" office:value-type="float" office:value="43.5" calcext:value-type="float">
            <text:p>43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8-01-04" calcext:value-type="date">
            <text:p>1988-0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05" calcext:value-type="float">
            <text:p>1.05</text:p>
          </table:table-cell>
          <table:table-cell table:style-name="ce48" table:formula="of:=7/8" office:value-type="float" office:value="0.875" calcext:value-type="float">
            <text:p>0.88</text:p>
          </table:table-cell>
          <table:table-cell table:style-name="ce48" office:value-type="float" office:value="3.75" calcext:value-type="float">
            <text:p>3.75</text:p>
          </table:table-cell>
          <table:table-cell table:style-name="ce48" office:value-type="float" office:value="46" calcext:value-type="float">
            <text:p>46.0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9-01-03" calcext:value-type="date">
            <text:p>1989-01-03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1" calcext:value-type="float">
            <text:p>1.10</text:p>
          </table:table-cell>
          <table:table-cell table:style-name="ce48" table:formula="of:=7.5/8" office:value-type="float" office:value="0.9375" calcext:value-type="float">
            <text:p>0.94</text:p>
          </table:table-cell>
          <table:table-cell table:style-name="ce48" office:value-type="float" office:value="4" calcext:value-type="float">
            <text:p>4.00</text:p>
          </table:table-cell>
          <table:table-cell table:style-name="ce48" office:value-type="float" office:value="49" calcext:value-type="float">
            <text:p>49.0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0-01-02" calcext:value-type="date">
            <text:p>1990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2" calcext:value-type="float">
            <text:p>1.20</text:p>
          </table:table-cell>
          <table:table-cell table:style-name="ce48" table:formula="of:=8/8" office:value-type="float" office:value="1" calcext:value-type="float">
            <text:p>1.00</text:p>
          </table:table-cell>
          <table:table-cell table:style-name="ce49" office:value-type="float" office:value="-1" calcext:value-type="float">
            <text:p>-1</text:p>
          </table:table-cell>
          <table:table-cell table:style-name="ce48" office:value-type="float" office:value="53" calcext:value-type="float">
            <text:p>53.00</text:p>
          </table:table-cell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1-01-01" calcext:value-type="date">
            <text:p>1991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3" calcext:value-type="float">
            <text:p>1.30</text:p>
          </table:table-cell>
          <table:table-cell table:style-name="ce48" table:formula="of:=7.5/7" office:value-type="float" office:value="1.07142857142857" calcext:value-type="float">
            <text:p>1.07</text:p>
          </table:table-cell>
          <table:table-cell table:style-name="ce48"/>
          <table:table-cell table:style-name="ce48" office:value-type="float" office:value="56.5" calcext:value-type="float">
            <text:p>56.50</text:p>
          </table:table-cell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2-01-01" calcext:value-type="date">
            <text:p>1992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5.5/5" office:value-type="float" office:value="1.1" calcext:value-type="float">
            <text:p>1.10</text:p>
          </table:table-cell>
          <table:table-cell table:style-name="ce48" table:number-columns-repeated="2"/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2-03-01" calcext:value-type="date">
            <text:p>1992-03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3/10" office:value-type="float" office:value="1.3" calcext:value-type="float">
            <text:p>1.30</text:p>
          </table:table-cell>
          <table:table-cell table:style-name="ce48"/>
          <table:table-cell table:style-name="ce48" office:value-type="float" office:value="67" calcext:value-type="float">
            <text:p>67.00</text:p>
          </table:table-cell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5-09-05" calcext:value-type="date">
            <text:p>1995-09-05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5/10" office:value-type="float" office:value="1.5" calcext:value-type="float">
            <text:p>1.50</text:p>
          </table:table-cell>
          <table:table-cell table:style-name="ce48"/>
          <table:table-cell table:style-name="ce48" office:value-type="float" office:value="78" calcext:value-type="float">
            <text:p>78.00</text:p>
          </table:table-cell>
          <table:table-cell table:style-name="ce48" office:value-type="float" office:value="6" calcext:value-type="float">
            <text:p>6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6-06-01" calcext:value-type="date">
            <text:p>1996-06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6/10" office:value-type="float" office:value="1.6" calcext:value-type="float">
            <text:p>1.60</text:p>
          </table:table-cell>
          <table:table-cell table:style-name="ce48"/>
          <table:table-cell table:style-name="ce48" office:value-type="float" office:value="83" calcext:value-type="float">
            <text:p>83.00</text:p>
          </table:table-cell>
          <table:table-cell table:style-name="ce48" office:value-type="float" office:value="6.5" calcext:value-type="float">
            <text:p>6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9-05-03" calcext:value-type="date">
            <text:p>1999-05-03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7/10" office:value-type="float" office:value="1.7" calcext:value-type="float">
            <text:p>1.70</text:p>
          </table:table-cell>
          <table:table-cell table:style-name="ce48"/>
          <table:table-cell table:style-name="ce48" office:value-type="float" office:value="88.5" calcext:value-type="float">
            <text:p>88.50</text:p>
          </table:table-cell>
          <table:table-cell table:style-name="ce48" office:value-type="float" office:value="7" calcext:value-type="float">
            <text:p>7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1-06-01" calcext:value-type="date">
            <text:p>2001-06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25" calcext:value-type="float">
            <text:p>2.25</text:p>
          </table:table-cell>
          <table:table-cell table:style-name="ce48" table:formula="of:=18/10" office:value-type="float" office:value="1.8" calcext:value-type="float">
            <text:p>1.80</text:p>
          </table:table-cell>
          <table:table-cell table:style-name="ce48"/>
          <table:table-cell table:style-name="ce48" office:value-type="float" office:value="93.5" calcext:value-type="float">
            <text:p>93.50</text:p>
          </table:table-cell>
          <table:table-cell table:style-name="ce48" office:value-type="float" office:value="7.5" calcext:value-type="float">
            <text:p>7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3-01-01" calcext:value-type="date">
            <text:p>2003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25" calcext:value-type="float">
            <text:p>2.25</text:p>
          </table:table-cell>
          <table:table-cell table:style-name="ce48" table:formula="of:=19/10" office:value-type="float" office:value="1.9" calcext:value-type="float">
            <text:p>1.90</text:p>
          </table:table-cell>
          <table:table-cell table:style-name="ce48"/>
          <table:table-cell table:style-name="ce48" office:value-type="float" office:value="98.75" calcext:value-type="float">
            <text:p>98.75</text:p>
          </table:table-cell>
          <table:table-cell table:style-name="ce48" office:value-type="float" office:value="7.75" calcext:value-type="float">
            <text:p>7.75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5-03-06" calcext:value-type="date">
            <text:p>2005-03-06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5" calcext:value-type="float">
            <text:p>2.50</text:p>
          </table:table-cell>
          <table:table-cell table:style-name="ce48" table:formula="of:=20/10" office:value-type="float" office:value="2" calcext:value-type="float">
            <text:p>2.00</text:p>
          </table:table-cell>
          <table:table-cell table:style-name="ce48"/>
          <table:table-cell table:style-name="ce48" office:value-type="float" office:value="98.75" calcext:value-type="float">
            <text:p>98.75</text:p>
          </table:table-cell>
          <table:table-cell table:style-name="ce48" office:value-type="float" office:value="8" calcext:value-type="float">
            <text:p>8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6-04-01" calcext:value-type="date">
            <text:p>2006-04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75" calcext:value-type="float">
            <text:p>2.75</text:p>
          </table:table-cell>
          <table:table-cell table:style-name="ce48" table:formula="of:=21/10" office:value-type="float" office:value="2.1" calcext:value-type="float">
            <text:p>2.10</text:p>
          </table:table-cell>
          <table:table-cell table:style-name="ce48"/>
          <table:table-cell table:style-name="ce48" office:value-type="float" office:value="99.75" calcext:value-type="float">
            <text:p>99.75</text:p>
          </table:table-cell>
          <table:table-cell table:style-name="ce48" office:value-type="float" office:value="8.5" calcext:value-type="float">
            <text:p>8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7-11-04" calcext:value-type="date">
            <text:p>2007-1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75" calcext:value-type="float">
            <text:p>2.75</text:p>
          </table:table-cell>
          <table:table-cell table:style-name="ce48" table:formula="of:=22.5/10" office:value-type="float" office:value="2.25" calcext:value-type="float">
            <text:p>2.25</text:p>
          </table:table-cell>
          <table:table-cell table:style-name="ce48"/>
          <table:table-cell table:style-name="ce48" office:value-type="float" office:value="109" calcext:value-type="float">
            <text:p>109.00</text:p>
          </table:table-cell>
          <table:table-cell table:style-name="ce48" office:value-type="float" office:value="9" calcext:value-type="float">
            <text:p>9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0-01-03" calcext:value-type="date">
            <text:p>2010-01-03</text:p>
          </table:table-cell>
          <table:table-cell table:style-name="ce47" office:value-type="string" calcext:value-type="string">
            <text:p>3,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table:formula="of:=25/10" office:value-type="float" office:value="2.5" calcext:value-type="float">
            <text:p>2.50</text:p>
          </table:table-cell>
          <table:table-cell table:style-name="ce48"/>
          <table:table-cell table:style-name="ce48" office:value-type="float" office:value="121" calcext:value-type="float">
            <text:p>121.00</text:p>
          </table:table-cell>
          <table:table-cell table:style-name="ce48" office:value-type="float" office:value="10" calcext:value-type="float">
            <text:p>10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2-01-01" calcext:value-type="date">
            <text:p>2012-01-01</text:p>
          </table:table-cell>
          <table:table-cell table:style-name="ce47" office:value-type="string" calcext:value-type="string">
            <text:p>3,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table:formula="of:=26/10" office:value-type="float" office:value="2.6" calcext:value-type="float">
            <text:p>2.60</text:p>
          </table:table-cell>
          <table:table-cell table:style-name="ce48"/>
          <table:table-cell table:style-name="ce48" office:value-type="float" office:value="126" calcext:value-type="float">
            <text:p>126.00</text:p>
          </table:table-cell>
          <table:table-cell table:style-name="ce48" office:value-type="float" office:value="10.5" calcext:value-type="float">
            <text:p>10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3-01-01" calcext:value-type="date">
            <text:p>2013-01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2.65" calcext:value-type="float">
            <text:p>2.65</text:p>
          </table:table-cell>
          <table:table-cell table:style-name="ce48"/>
          <table:table-cell table:style-name="ce48" office:value-type="float" office:value="128.5" calcext:value-type="float">
            <text:p>128.50</text:p>
          </table:table-cell>
          <table:table-cell table:style-name="ce48" office:value-type="float" office:value="10.75" calcext:value-type="float">
            <text:p>10.75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4-01-01" calcext:value-type="date">
            <text:p>2014-01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2.7" calcext:value-type="float">
            <text:p>2.70</text:p>
          </table:table-cell>
          <table:table-cell table:style-name="ce48"/>
          <table:table-cell table:style-name="ce48" office:value-type="float" office:value="133.75" calcext:value-type="float">
            <text:p>133.75</text:p>
          </table:table-cell>
          <table:table-cell table:style-name="ce48" office:value-type="float" office:value="11" calcext:value-type="float">
            <text:p>11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5-03-01" calcext:value-type="date">
            <text:p>2015-03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2.8" calcext:value-type="float">
            <text:p>2.80</text:p>
          </table:table-cell>
          <table:table-cell table:style-name="ce48"/>
          <table:table-cell table:style-name="ce48" office:value-type="float" office:value="141.5" calcext:value-type="float">
            <text:p>141.50</text:p>
          </table:table-cell>
          <table:table-cell table:style-name="ce48" office:value-type="float" office:value="11.5" calcext:value-type="float">
            <text:p>11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6-01-03" calcext:value-type="date">
            <text:p>2016-01-03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2.9" calcext:value-type="float">
            <text:p>2.90</text:p>
          </table:table-cell>
          <table:table-cell table:style-name="ce48" table:number-columns-repeated="2"/>
          <table:table-cell table:style-name="ce48" office:value-type="float" office:value="12" calcext:value-type="float">
            <text:p>12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7-01-01" calcext:value-type="date">
            <text:p>2017-01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3" calcext:value-type="float">
            <text:p>3.00</text:p>
          </table:table-cell>
          <table:table-cell table:style-name="ce48"/>
          <table:table-cell table:style-name="ce48" office:value-type="float" office:value="146.25" calcext:value-type="float">
            <text:p>146.25</text:p>
          </table:table-cell>
          <table:table-cell table:style-name="ce48" office:value-type="float" office:value="12.5" calcext:value-type="float">
            <text:p>12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9-04-01" calcext:value-type="date">
            <text:p>2019-04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3.1" calcext:value-type="float">
            <text:p>3.10</text:p>
          </table:table-cell>
          <table:table-cell table:style-name="ce48"/>
          <table:table-cell table:style-name="ce48" office:value-type="float" office:value="151.15" calcext:value-type="float">
            <text:p>151.15</text:p>
          </table:table-cell>
          <table:table-cell table:style-name="ce48" office:value-type="float" office:value="13" calcext:value-type="float">
            <text:p>13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20-03-01" calcext:value-type="date">
            <text:p>2020-03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3.2" calcext:value-type="float">
            <text:p>3.20</text:p>
          </table:table-cell>
          <table:table-cell table:style-name="ce48"/>
          <table:table-cell table:style-name="ce48" office:value-type="float" office:value="156" calcext:value-type="float">
            <text:p>156.00</text:p>
          </table:table-cell>
          <table:table-cell table:style-name="ce48" office:value-type="float" office:value="13" calcext:value-type="float">
            <text:p>13.00</text:p>
          </table:table-cell>
          <table:table-cell table:style-name="ce46" table:number-columns-repeated="22"/>
          <table:table-cell table:number-columns-repeated="993"/>
        </table:table-row>
        <table:table-row table:style-name="ro4" table:number-rows-repeated="19">
          <table:table-cell table:style-name="ce46" table:number-columns-repeated="31"/>
          <table:table-cell table:number-columns-repeated="993"/>
        </table:table-row>
        <table:table-row table:style-name="ro4" table:number-rows-repeated="957">
          <table:table-cell table:style-name="ce46" table:number-columns-repeated="31"/>
          <table:table-cell table:number-columns-repeated="993"/>
        </table:table-row>
        <table:table-row table:style-name="ro5" table:number-rows-repeated="1047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Annual Stats'.A4:'Annual Stats'.AF159" table:contains-header="false"/>
        <table:database-range table:name="Table_2" table:target-range-address="'Fare Changes'.A1:'Fare Changes'.AE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currency-style style:name="N126">
      <number:currency-symbol>$</number:currency-symbol>
      <number:number number:decimal-places="2" loext:min-decimal-places="2" number:min-integer-digits="1" number:grouping="true"/>
    </number:currency-style>
    <number:currency-style style:name="N127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7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date-style style:name="N128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ual_20_Stats" style:display-name="PageStyle_Annual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e_20_Changes" style:display-name="PageStyle_Fare Chan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26" meta:object-count="0"/>
    <meta:generator>LibreOfficeDev/6.0.5.2$Linux_X86_64 LibreOffice_project/</meta:generator>
  </office:meta>
</office:document-meta>
</file>